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BA0000016285EBE45321F3BD0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MAFuturaGlobal-DemiBold" svg:font-family="SMAFuturaGlobal-DemiBold, 'MS Mincho'"/>
    <style:font-face style:name="SMAFuturaGlobal-Regular" svg:font-family="SMAFuturaGlobal-Regular, 'MS Mincho'"/>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257in" fo:margin-left="0.0653in" table:align="left" style:writing-mode="lr-tb"/>
    </style:style>
    <style:style style:name="Table1.A" style:family="table-column">
      <style:table-column-properties style:column-width="0.5403in"/>
    </style:style>
    <style:style style:name="Table1.B" style:family="table-column">
      <style:table-column-properties style:column-width="0.0153in"/>
    </style:style>
    <style:style style:name="Table1.C" style:family="table-column">
      <style:table-column-properties style:column-width="1.3035in"/>
    </style:style>
    <style:style style:name="Table1.D" style:family="table-column">
      <style:table-column-properties style:column-width="4.6424in"/>
    </style:style>
    <style:style style:name="Table1.E" style:family="table-column">
      <style:table-column-properties style:column-width="0.0243in"/>
    </style:style>
    <style:style style:name="Table1.1" style:family="table-row">
      <style:table-row-properties style:row-height="0.5347in" fo:keep-together="auto"/>
    </style:style>
    <style:style style:name="Table1.A1" style:family="table-cell">
      <style:table-cell-properties style:vertical-align="top" fo:padding="0in" fo:border-left="0.6pt solid #000000" fo:border-right="none" fo:border-top="0.6pt solid #000000" fo:border-bottom="0.6pt solid #000000" style:writing-mode="lr-tb"/>
    </style:style>
    <style:style style:name="Table1.D1" style:family="table-cell">
      <style:table-cell-properties style:vertical-align="top" fo:padding="0in" fo:border="0.6pt solid #000000" style:writing-mode="lr-tb"/>
    </style:style>
    <style:style style:name="Table1.2" style:family="table-row">
      <style:table-row-properties style:row-height="4.9701in" fo:keep-together="auto"/>
    </style:style>
    <style:style style:name="Table1.3" style:family="table-row">
      <style:table-row-properties style:row-height="6.1326in" fo:keep-together="auto"/>
    </style:style>
    <style:style style:name="Table1.4" style:family="table-row">
      <style:table-row-properties style:row-height="7.4451in" fo:keep-together="auto"/>
    </style:style>
    <style:style style:name="Table1.6" style:family="table-row">
      <style:table-row-properties style:row-height="7.3201in" fo:keep-together="auto"/>
    </style:style>
    <style:style style:name="Table1.7" style:family="table-row">
      <style:table-row-properties style:row-height="4.8826in" fo:keep-together="auto"/>
    </style:style>
    <style:style style:name="Table1.8" style:family="table-row">
      <style:table-row-properties style:row-height="3.7451in" fo:keep-together="auto"/>
    </style:style>
    <style:style style:name="Table1.9" style:family="table-row">
      <style:table-row-properties style:row-height="3.1326in" fo:keep-together="auto"/>
    </style:style>
    <style:style style:name="Table1.10" style:family="table-row">
      <style:table-row-properties style:row-height="4.1326in" fo:keep-together="auto"/>
    </style:style>
    <style:style style:name="Table1.11" style:family="table-row">
      <style:table-row-properties style:row-height="1.6951in" fo:keep-together="auto"/>
    </style:style>
    <style:style style:name="Table1.12" style:family="table-row">
      <style:table-row-properties style:row-height="2.9451in" fo:keep-together="auto"/>
    </style:style>
    <style:style style:name="Table1.13" style:family="table-row">
      <style:table-row-properties style:row-height="6.5701in" fo:keep-together="auto"/>
    </style:style>
    <style:style style:name="Table1.14" style:family="table-row">
      <style:table-row-properties style:row-height="2.8826in" fo:keep-together="auto"/>
    </style:style>
    <style:style style:name="Table1.15" style:family="table-row">
      <style:table-row-properties style:row-height="2.7375in" fo:keep-together="auto"/>
    </style:style>
    <style:style style:name="Table1.E15" style:family="table-cell">
      <style:table-cell-properties fo:padding="0in" fo:border-left="0.6pt solid #000000" fo:border-right="none" fo:border-top="none" fo:border-bottom="none"/>
    </style:style>
    <style:style style:name="P1" style:family="paragraph" style:parent-style-name="Heading_20_3">
      <style:paragraph-properties fo:margin-top="0in" fo:margin-bottom="0in" loext:contextual-spacing="false"/>
    </style:style>
    <style:style style:name="P2" style:family="paragraph" style:parent-style-name="Footer">
      <style:paragraph-properties fo:text-align="end" style:justify-single-word="false"/>
    </style:style>
    <style:style style:name="P3" style:family="paragraph" style:parent-style-name="List_20_Paragraph">
      <style:paragraph-properties fo:text-align="center" style:justify-single-word="false"/>
      <style:text-properties style:font-name="Times New Roman" fo:font-size="12pt" fo:font-weight="bold" style:font-name-asian="MS Mincho" style:font-size-asian="12pt" style:language-asian="ja" style:country-asian="JP" style:font-weight-asian="bold" style:font-name-complex="Times New Roman" style:font-size-complex="12pt" style:font-weight-complex="bold"/>
    </style:style>
    <style:style style:name="P4" style:family="paragraph" style:parent-style-name="List_20_Paragraph">
      <style:paragraph-properties fo:text-align="center" style:justify-single-word="false"/>
      <style:text-properties style:font-name="Times New Roman" fo:font-size="10.5pt" fo:font-weight="bold" style:font-name-asian="MS Mincho" style:font-size-asian="10.5pt" style:language-asian="ja" style:country-asian="JP" style:font-weight-asian="bold" style:font-name-complex="Times New Roman" style:font-size-complex="10.5pt" style:font-weight-complex="bold"/>
    </style:style>
    <style:style style:name="P5" style:family="paragraph" style:parent-style-name="List_20_Paragraph">
      <style:text-properties style:font-name="Times New Roman" fo:font-size="10.5pt" style:text-underline-style="solid" style:text-underline-width="auto" style:text-underline-color="font-color" fo:font-weight="bold" style:font-name-asian="Arial" style:font-size-asian="10.5pt" style:language-asian="ja" style:country-asian="JP" style:font-weight-asian="bold" style:font-name-complex="Times New Roman" style:font-size-complex="10.5pt" style:font-weight-complex="bold"/>
    </style:style>
    <style:style style:name="P6" style:family="paragraph" style:parent-style-name="List_20_Paragraph">
      <style:paragraph-properties fo:text-align="center" style:justify-single-word="false"/>
      <style:text-properties style:font-name="Times New Roman" fo:font-weight="bold" style:font-name-asian="MS Mincho" style:language-asian="ja" style:country-asian="JP" style:font-weight-asian="bold" style:font-name-complex="Times New Roman" style:font-weight-complex="bold"/>
    </style:style>
    <style:style style:name="P7" style:family="paragraph" style:parent-style-name="List_20_Paragraph">
      <style:paragraph-properties fo:text-align="center" style:justify-single-word="false"/>
    </style:style>
    <style:style style:name="P8" style:family="paragraph" style:parent-style-name="List_20_Paragraph">
      <style:paragraph-properties fo:margin-left="0.3209in" fo:margin-right="0.1992in" fo:margin-top="0.0055in" fo:margin-bottom="0in" loext:contextual-spacing="false" fo:line-height="105%" fo:text-indent="0in" style:auto-text-indent="false">
        <style:tab-stops>
          <style:tab-stop style:position="0.3209in"/>
        </style:tab-stops>
      </style:paragraph-properties>
      <style:text-properties style:font-name="Times New Roman" fo:font-size="10.5pt" style:text-underline-style="solid" style:text-underline-width="auto" style:text-underline-color="font-color" fo:font-weight="bold" style:font-name-asian="Arial" style:font-size-asian="10.5pt" style:font-weight-asian="bold" style:font-name-complex="Times New Roman" style:font-size-complex="10.5pt" style:font-weight-complex="bold"/>
    </style:style>
    <style:style style:name="P9" style:family="paragraph" style:parent-style-name="List_20_Paragraph">
      <style:paragraph-properties fo:margin-left="0.3209in" fo:margin-right="0.1992in" fo:margin-top="0.0055in" fo:margin-bottom="0in" loext:contextual-spacing="false" fo:line-height="105%" fo:text-indent="0in" style:auto-text-indent="false" style:snap-to-layout-grid="false">
        <style:tab-stops>
          <style:tab-stop style:position="0.3209in"/>
        </style:tab-stops>
      </style:paragraph-properties>
      <style:text-properties style:font-name="Times New Roman" fo:font-size="10.5pt" style:text-underline-style="solid" style:text-underline-width="auto" style:text-underline-color="font-color" fo:font-weight="bold" style:font-name-asian="Arial" style:font-size-asian="10.5pt" style:font-weight-asian="bold" style:font-name-complex="Times New Roman" style:font-size-complex="10.5pt" style:font-weight-complex="bold"/>
    </style:style>
    <style:style style:name="P10" style:family="paragraph" style:parent-style-name="List_20_Paragraph">
      <style:paragraph-properties fo:margin-left="0.3209in" fo:margin-right="0.1992in" fo:margin-top="0.0055in" fo:margin-bottom="0in" loext:contextual-spacing="false" fo:line-height="105%" fo:text-indent="0in" style:auto-text-indent="false" style:snap-to-layout-grid="false">
        <style:tab-stops>
          <style:tab-stop style:position="0.3209in"/>
        </style:tab-stops>
      </style:paragraph-properties>
      <style:text-properties style:font-name="Times New Roman" fo:font-size="10.5pt" style:text-underline-style="solid" style:text-underline-width="auto" style:text-underline-color="font-color" fo:font-weight="bold" style:font-name-asian="Arial" style:font-size-asian="10.5pt" style:font-weight-asian="bold" style:font-name-complex="Times New Roman" style:font-size-complex="10.5pt" style:font-weight-complex="bold" style:text-scale="95%"/>
    </style:style>
    <style:style style:name="P11" style:family="paragraph" style:parent-style-name="List_20_Paragraph">
      <style:paragraph-properties fo:margin-left="0.3209in" fo:margin-right="0.1992in" fo:margin-top="0.0055in" fo:margin-bottom="0in" loext:contextual-spacing="false" fo:line-height="105%" fo:text-indent="0in" style:auto-text-indent="false">
        <style:tab-stops>
          <style:tab-stop style:position="0.3209in"/>
        </style:tab-stops>
      </style:paragraph-properties>
      <style:text-properties style:font-name="Times New Roman" fo:font-size="10.5pt" fo:font-weight="bold" style:font-name-asian="Arial" style:font-size-asian="10.5pt" style:language-asian="ja" style:country-asian="JP" style:font-weight-asian="bold" style:font-name-complex="Times New Roman" style:font-size-complex="10.5pt" style:font-weight-complex="bold"/>
    </style:style>
    <style:style style:name="P12" style:family="paragraph" style:parent-style-name="List_20_Paragraph">
      <style:paragraph-properties fo:margin-left="0.3209in" fo:margin-right="0.1992in" fo:margin-top="0.0055in" fo:margin-bottom="0in" loext:contextual-spacing="false" fo:line-height="105%" fo:text-indent="0in" style:auto-text-indent="false" style:snap-to-layout-grid="false">
        <style:tab-stops>
          <style:tab-stop style:position="0.3209in"/>
        </style:tab-stops>
      </style:paragraph-properties>
      <style:text-properties style:font-name="Times New Roman" fo:font-size="10.5pt" fo:font-weight="bold" style:font-name-asian="Arial" style:font-size-asian="10.5pt" style:font-weight-asian="bold" style:font-name-complex="Times New Roman" style:font-size-complex="10.5pt" style:font-weight-complex="bold" style:text-scale="95%"/>
    </style:style>
    <style:style style:name="P13" style:family="paragraph" style:parent-style-name="List_20_Paragraph">
      <style:paragraph-properties fo:margin-left="0.3209in" fo:margin-right="0.1992in" fo:margin-top="0.0055in" fo:margin-bottom="0in" loext:contextual-spacing="false" fo:line-height="105%" fo:text-indent="0in" style:auto-text-indent="false" style:snap-to-layout-grid="false">
        <style:tab-stops>
          <style:tab-stop style:position="0.3209in"/>
          <style:tab-stop style:position="0.5937in"/>
        </style:tab-stops>
      </style:paragraph-properties>
      <style:text-properties style:font-name="Times New Roman" fo:font-size="10.5pt" fo:font-weight="bold" style:font-name-asian="Arial" style:font-size-asian="10.5pt" style:font-weight-asian="bold" style:font-name-complex="Times New Roman" style:font-size-complex="10.5pt" style:font-weight-complex="bold" style:text-scale="95%"/>
    </style:style>
    <style:style style:name="P14" style:family="paragraph" style:parent-style-name="List_20_Paragraph">
      <style:paragraph-properties fo:margin-left="0.3209in" fo:margin-right="0.1992in" fo:margin-top="0.0055in" fo:margin-bottom="0in" loext:contextual-spacing="false" fo:line-height="105%" fo:text-indent="0in" style:auto-text-indent="false">
        <style:tab-stops>
          <style:tab-stop style:position="0.3209in"/>
        </style:tab-stops>
      </style:paragraph-properties>
      <style:text-properties style:font-name="Times New Roman" fo:font-size="10.5pt" fo:letter-spacing="-0.0008in" style:font-name-asian="Arial" style:font-size-asian="10.5pt" style:font-name-complex="Times New Roman" style:font-size-complex="10.5pt" style:text-scale="95%"/>
    </style:style>
    <style:style style:name="P15" style:family="paragraph" style:parent-style-name="List_20_Paragraph">
      <style:paragraph-properties fo:margin-left="0.3209in" fo:margin-right="0.1992in" fo:margin-top="0.0055in" fo:margin-bottom="0in" loext:contextual-spacing="false" fo:line-height="105%" fo:text-indent="0in" style:auto-text-indent="false">
        <style:tab-stops>
          <style:tab-stop style:position="0.3209in"/>
          <style:tab-stop style:position="0.5937in"/>
        </style:tab-stops>
      </style:paragraph-properties>
      <style:text-properties style:font-name="Times New Roman" fo:font-size="10.5pt" style:font-name-asian="Arial" style:font-size-asian="10.5pt" style:font-name-complex="Times New Roman" style:font-size-complex="10.5pt"/>
    </style:style>
    <style:style style:name="P16" style:family="paragraph" style:parent-style-name="List_20_Paragraph">
      <style:paragraph-properties fo:margin-left="0.3209in" fo:margin-right="0.1992in" fo:margin-top="0.0055in" fo:margin-bottom="0in" loext:contextual-spacing="false" fo:line-height="105%" fo:text-align="center" style:justify-single-word="false" fo:text-indent="0in" style:auto-text-indent="false">
        <style:tab-stops>
          <style:tab-stop style:position="0.3209in"/>
        </style:tab-stops>
      </style:paragraph-properties>
    </style:style>
    <style:style style:name="P17" style:family="paragraph" style:parent-style-name="List_20_Paragraph" style:list-style-name="WW8Num15">
      <style:paragraph-properties fo:margin-left="0.5in" fo:margin-right="0in" fo:margin-top="0in" fo:margin-bottom="0in" loext:contextual-spacing="true" fo:orphans="2" fo:widows="2" fo:text-indent="-0.25in" style:auto-text-indent="false"/>
    </style:style>
    <style:style style:name="P18" style:family="paragraph" style:parent-style-name="List_20_Paragraph" style:list-style-name="WW8Num15">
      <style:paragraph-properties fo:margin-left="0.5in" fo:margin-right="0in" fo:margin-top="0in" fo:margin-bottom="0in" loext:contextual-spacing="true" fo:orphans="2" fo:widows="2" fo:text-indent="-0.25in" style:auto-text-indent="false"/>
      <style:text-properties style:font-name="Times New Roman" style:font-name-asian="Times New Roman" style:font-name-complex="Times New Roman"/>
    </style:style>
    <style:style style:name="P19" style:family="paragraph" style:parent-style-name="List_20_Paragraph" style:list-style-name="WW8Num15">
      <style:paragraph-properties fo:margin-left="0.5in" fo:margin-right="0in" fo:margin-top="0in" fo:margin-bottom="0in" loext:contextual-spacing="true" fo:orphans="2" fo:widows="2" fo:text-indent="-0.25in" style:auto-text-indent="false"/>
      <style:text-properties style:font-name="Times New Roman" fo:font-weight="bold" style:font-name-asian="Times New Roman" style:font-weight-asian="bold" style:font-name-complex="Times New Roman" style:font-weight-complex="bold"/>
    </style:style>
    <style:style style:name="P20" style:family="paragraph" style:parent-style-name="List_20_Paragraph">
      <style:paragraph-properties fo:margin-left="0.5in" fo:margin-right="0in" fo:margin-top="0in" fo:margin-bottom="0in" loext:contextual-spacing="true" fo:orphans="2" fo:widows="2" fo:text-indent="0in" style:auto-text-indent="false"/>
      <style:text-properties style:font-name="Times New Roman" style:font-name-asian="Times New Roman" style:font-name-complex="Times New Roman"/>
    </style:style>
    <style:style style:name="P21" style:family="paragraph" style:parent-style-name="List_20_Paragraph">
      <style:paragraph-properties fo:margin-left="0.5in" fo:margin-right="0in" fo:margin-top="0in" fo:margin-bottom="0in" loext:contextual-spacing="true" fo:orphans="2" fo:widows="2" fo:text-indent="0in" style:auto-text-indent="false"/>
      <style:text-properties style:font-name="Times New Roman" fo:font-size="10.5pt" style:font-name-asian="Times New Roman" style:font-size-asian="10.5pt" style:font-name-complex="Times New Roman" style:font-size-complex="10.5pt"/>
    </style:style>
    <style:style style:name="P22" style:family="paragraph" style:parent-style-name="List_20_Paragraph">
      <style:paragraph-properties fo:margin-left="0.5in" fo:margin-right="0in" fo:margin-top="0in" fo:margin-bottom="0in" loext:contextual-spacing="true" fo:text-align="center" style:justify-single-word="false" fo:orphans="2" fo:widows="2" fo:text-indent="0in" style:auto-text-indent="false"/>
      <style:text-properties style:font-name="Times New Roman" fo:font-size="12pt" fo:font-weight="bold" style:font-name-asian="MS Mincho" style:font-size-asian="12pt" style:language-asian="ja" style:country-asian="JP" style:font-weight-asian="bold" style:font-name-complex="Times New Roman" style:font-size-complex="12pt" style:font-weight-complex="bold"/>
    </style:style>
    <style:style style:name="P23" style:family="paragraph" style:parent-style-name="List_20_Paragraph" style:list-style-name="WW8Num16">
      <style:paragraph-properties fo:margin-top="0in" fo:margin-bottom="0in" loext:contextual-spacing="true" fo:orphans="2" fo:widows="2" style:text-autospace="none"/>
      <style:text-properties style:font-name="Times New Roman" style:font-name-complex="Times New Roman"/>
    </style:style>
    <style:style style:name="P24" style:family="paragraph" style:parent-style-name="List_20_Paragraph">
      <style:paragraph-properties fo:margin-left="0.5in" fo:margin-right="0.1992in" fo:margin-top="0.0055in" fo:margin-bottom="0in" loext:contextual-spacing="false" fo:line-height="105%" fo:text-align="center" style:justify-single-word="false" fo:text-indent="0in" style:auto-text-indent="false">
        <style:tab-stops>
          <style:tab-stop style:position="0.3209in"/>
        </style:tab-stops>
      </style:paragraph-properties>
    </style:style>
    <style:style style:name="P25" style:family="paragraph" style:parent-style-name="List_20_Paragraph">
      <style:paragraph-properties fo:margin-left="0.3209in" fo:margin-right="0.3346in" fo:margin-top="0.002in" fo:margin-bottom="0in" loext:contextual-spacing="false" fo:line-height="0.1764in" fo:text-indent="0in" style:auto-text-indent="false">
        <style:tab-stops>
          <style:tab-stop style:position="0.361in"/>
        </style:tab-stops>
      </style:paragraph-properties>
      <style:text-properties style:font-name="Times New Roman" fo:font-size="10.5pt" fo:font-weight="bold" style:font-name-asian="Arial" style:font-size-asian="10.5pt" style:font-weight-asian="bold" style:font-name-complex="Times New Roman" style:font-size-complex="10.5pt" style:font-weight-complex="bold"/>
    </style:style>
    <style:style style:name="P26" style:family="paragraph" style:parent-style-name="Table_20_Paragraph">
      <style:paragraph-properties fo:margin-top="0.0071in" fo:margin-bottom="0in" loext:contextual-spacing="false" fo:line-height="0.0835in" style:snap-to-layout-grid="false"/>
      <style:text-properties style:font-name="Times New Roman" fo:font-size="14pt" style:font-size-asian="14pt" style:font-name-complex="Times New Roman" style:font-size-complex="14pt" fo:background-color="#c0c0c0"/>
    </style:style>
    <style:style style:name="P27" style:family="paragraph" style:parent-style-name="Table_20_Paragraph">
      <style:paragraph-properties fo:margin-top="0.0071in" fo:margin-bottom="0in" loext:contextual-spacing="false" fo:line-height="0.0835in" style:snap-to-layout-grid="false"/>
      <style:text-properties style:font-name="Times New Roman" fo:font-size="14pt" style:font-name-asian="Arial" style:font-size-asian="14pt" style:font-name-complex="Times New Roman" style:font-size-complex="14pt" fo:background-color="#c0c0c0"/>
    </style:style>
    <style:style style:name="P28" style:family="paragraph" style:parent-style-name="Table_20_Paragraph">
      <style:paragraph-properties fo:margin-left="0.0709in" fo:margin-right="0.0791in" fo:line-height="107%" fo:text-indent="0in" style:auto-text-indent="false"/>
    </style:style>
    <style:style style:name="P29" style:family="paragraph" style:parent-style-name="Table_20_Paragraph">
      <style:paragraph-properties fo:margin-left="0.0709in" fo:margin-right="0.2882in" fo:line-height="107%" fo:text-indent="0in" style:auto-text-indent="false"/>
    </style:style>
    <style:style style:name="P30" style:family="paragraph" style:parent-style-name="Table_20_Paragraph">
      <style:paragraph-properties fo:margin-left="0.0709in" fo:margin-right="0in" fo:text-indent="0in" style:auto-text-indent="false"/>
    </style:style>
    <style:style style:name="P31" style:family="paragraph" style:parent-style-name="Table_20_Paragraph">
      <style:paragraph-properties fo:margin-left="0.0709in" fo:margin-right="0in" fo:margin-top="0.0063in" fo:margin-bottom="0in" loext:contextual-spacing="false" fo:text-align="center" style:justify-single-word="false" fo:text-indent="0in" style:auto-text-indent="false"/>
      <style:text-properties style:font-name="Times New Roman" fo:font-size="12pt" fo:font-weight="bold" style:font-name-asian="Arial" style:font-size-asian="12pt" style:font-weight-asian="bold" style:font-name-complex="Times New Roman" style:font-size-complex="12pt" style:font-weight-complex="bold"/>
    </style:style>
    <style:style style:name="P32" style:family="paragraph" style:parent-style-name="Table_20_Paragraph">
      <style:paragraph-properties fo:margin-left="0.0709in" fo:margin-right="0in" fo:margin-top="0.0055in" fo:margin-bottom="0in" loext:contextual-spacing="false" fo:text-indent="0in" style:auto-text-indent="false"/>
    </style:style>
    <style:style style:name="P33" style:family="paragraph" style:parent-style-name="Table_20_Paragraph">
      <style:paragraph-properties fo:margin-left="0.0709in" fo:margin-right="0in" fo:margin-top="0.0055in" fo:margin-bottom="0in" loext:contextual-spacing="false" fo:text-indent="0in" style:auto-text-indent="false"/>
      <style:text-properties style:font-name="Times New Roman" fo:font-size="12pt" fo:font-weight="bold" style:font-name-asian="Arial" style:font-size-asian="12pt" style:font-weight-asian="bold" style:font-name-complex="Times New Roman" style:font-size-complex="12pt" style:font-weight-complex="bold" style:text-scale="95%"/>
    </style:style>
    <style:style style:name="P34" style:family="paragraph" style:parent-style-name="Table_20_Paragraph">
      <style:paragraph-properties fo:margin-left="0.0709in" fo:margin-right="0in" fo:margin-top="0.0055in" fo:margin-bottom="0in" loext:contextual-spacing="false" fo:text-indent="0in" style:auto-text-indent="false"/>
      <style:text-properties style:font-name="Times New Roman" fo:font-size="12pt" fo:font-weight="bold" style:font-name-asian="SMAFuturaGlobal-DemiBold" style:font-size-asian="12pt" style:font-weight-asian="bold" style:font-name-complex="Times New Roman" style:font-size-complex="12pt" style:font-weight-complex="bold"/>
    </style:style>
    <style:style style:name="P35" style:family="paragraph" style:parent-style-name="Table_20_Paragraph">
      <style:paragraph-properties fo:margin-left="0.0709in" fo:margin-right="0in" fo:margin-top="0.0055in" fo:margin-bottom="0in" loext:contextual-spacing="false" fo:text-indent="0in" style:auto-text-indent="false"/>
      <style:text-properties style:font-name="Times New Roman" fo:font-weight="bold" style:font-name-asian="SMAFuturaGlobal-DemiBold" style:font-weight-asian="bold" style:font-name-complex="Times New Roman" style:font-weight-complex="bold"/>
    </style:style>
    <style:style style:name="P36" style:family="paragraph" style:parent-style-name="Table_20_Paragraph" style:list-style-name="WW8Num16">
      <style:paragraph-properties fo:margin-top="0.0055in" fo:margin-bottom="0in" loext:contextual-spacing="false"/>
    </style:style>
    <style:style style:name="P37" style:family="paragraph" style:parent-style-name="Table_20_Paragraph" style:list-style-name="WW8Num16">
      <style:paragraph-properties fo:margin-top="0.0055in" fo:margin-bottom="0in" loext:contextual-spacing="false"/>
      <style:text-properties style:font-name="Times New Roman" style:font-name-asian="Times New Roman" style:font-name-complex="Times New Roman"/>
    </style:style>
    <style:style style:name="P38" style:family="paragraph" style:parent-style-name="Table_20_Paragraph">
      <style:paragraph-properties fo:margin-top="0.0055in" fo:margin-bottom="0in" loext:contextual-spacing="false"/>
      <style:text-properties style:font-name="Times New Roman" fo:letter-spacing="-0.0008in" style:font-name-asian="Arial" style:font-name-complex="Times New Roman" style:text-scale="95%"/>
    </style:style>
    <style:style style:name="P39" style:family="paragraph" style:parent-style-name="Table_20_Paragraph">
      <style:paragraph-properties fo:margin-top="0.0055in" fo:margin-bottom="0in" loext:contextual-spacing="false"/>
      <style:text-properties style:font-name="Times New Roman" fo:font-size="10.5pt" style:text-underline-style="solid" style:text-underline-width="auto" style:text-underline-color="font-color" fo:font-weight="bold" style:font-name-asian="Arial" style:font-size-asian="10.5pt" style:language-asian="ja" style:country-asian="JP" style:font-weight-asian="bold" style:font-name-complex="Times New Roman" style:font-size-complex="10.5pt" style:font-weight-complex="bold"/>
    </style:style>
    <style:style style:name="P40" style:family="paragraph" style:parent-style-name="Table_20_Paragraph">
      <style:paragraph-properties fo:margin-left="0.2957in" fo:margin-right="0in" fo:margin-top="0.0055in" fo:margin-bottom="0in" loext:contextual-spacing="false" fo:text-indent="0in" style:auto-text-indent="false"/>
    </style:style>
    <style:style style:name="P41" style:family="paragraph" style:parent-style-name="Table_20_Paragraph">
      <style:paragraph-properties fo:margin-left="0.2957in" fo:margin-right="0in" fo:margin-top="0.0055in" fo:margin-bottom="0in" loext:contextual-spacing="false" fo:text-indent="0in" style:auto-text-indent="false"/>
      <style:text-properties style:font-name="Times New Roman" fo:font-size="10.5pt" fo:font-weight="bold" style:font-name-asian="Arial" style:font-size-asian="10.5pt" style:font-weight-asian="bold" style:font-name-complex="Times New Roman" style:font-size-complex="10.5pt" style:font-weight-complex="bold"/>
    </style:style>
    <style:style style:name="P42" style:family="paragraph" style:parent-style-name="Table_20_Paragraph">
      <style:paragraph-properties fo:margin-left="0.2957in" fo:margin-right="0in" fo:margin-top="0.0055in" fo:margin-bottom="0in" loext:contextual-spacing="false" fo:text-indent="0in" style:auto-text-indent="false"/>
      <style:text-properties style:font-name="Times New Roman" fo:font-size="12pt" fo:font-weight="bold" style:font-name-asian="Arial" style:font-size-asian="12pt" style:font-weight-asian="bold" style:font-name-complex="Times New Roman" style:font-size-complex="12pt" style:font-weight-complex="bold"/>
    </style:style>
    <style:style style:name="P43" style:family="paragraph" style:parent-style-name="Table_20_Paragraph">
      <style:paragraph-properties fo:margin-left="0.5in" fo:margin-right="0in" fo:margin-top="0.0055in" fo:margin-bottom="0in" loext:contextual-spacing="false" fo:text-indent="0in" style:auto-text-indent="false"/>
      <style:text-properties style:font-name="Times New Roman" fo:font-size="12pt" fo:font-weight="bold" style:font-name-asian="Times New Roman" style:font-size-asian="12pt" style:language-asian="ja" style:country-asian="JP" style:font-weight-asian="bold" style:font-name-complex="Times New Roman" style:font-size-complex="12pt" style:font-weight-complex="bold"/>
    </style:style>
    <style:style style:name="P44" style:family="paragraph" style:parent-style-name="Table_20_Paragraph">
      <style:paragraph-properties fo:margin-left="0.5in" fo:margin-right="0in" fo:margin-top="0.0055in" fo:margin-bottom="0in" loext:contextual-spacing="false" fo:text-indent="0in" style:auto-text-indent="false"/>
      <style:text-properties style:font-name="Times New Roman" fo:letter-spacing="-0.0008in" style:font-name-asian="Arial" style:font-name-complex="Times New Roman" style:text-scale="95%"/>
    </style:style>
    <style:style style:name="P45" style:family="paragraph" style:parent-style-name="Table_20_Paragraph">
      <style:paragraph-properties fo:margin-left="0.5in" fo:margin-right="0in" fo:margin-top="0.0055in" fo:margin-bottom="0in" loext:contextual-spacing="false" fo:text-indent="0in" style:auto-text-indent="false"/>
      <style:text-properties style:font-name="Times New Roman" fo:letter-spacing="-0.0008in" style:text-underline-style="solid" style:text-underline-width="auto" style:text-underline-color="font-color" fo:font-weight="bold" style:font-name-asian="Arial" style:font-weight-asian="bold" style:font-name-complex="Times New Roman" style:font-weight-complex="bold" style:text-scale="95%"/>
    </style:style>
    <style:style style:name="P46" style:family="paragraph" style:parent-style-name="Table_20_Paragraph">
      <style:paragraph-properties fo:margin-left="0.0709in" fo:margin-right="0.072in" fo:margin-top="0.0063in" fo:margin-bottom="0in" loext:contextual-spacing="false" fo:line-height="107%" fo:text-indent="0in" style:auto-text-indent="false"/>
      <style:text-properties style:font-name="Times New Roman" fo:font-size="12pt" fo:letter-spacing="-0.0008in" fo:font-weight="bold" style:font-name-asian="Arial" style:font-size-asian="12pt" style:font-weight-asian="bold" style:font-name-complex="Times New Roman" style:font-size-complex="12pt" style:font-weight-complex="bold" style:text-scale="95%"/>
    </style:style>
    <style:style style:name="P47" style:family="paragraph" style:parent-style-name="Header">
      <style:paragraph-properties fo:margin-left="0in" fo:margin-right="0.0193in" fo:text-indent="0in" style:auto-text-indent="false"/>
      <style:text-properties fo:letter-spacing="-0.0028in" fo:language="en" fo:country="GB"/>
    </style:style>
    <style:style style:name="P48" style:family="paragraph" style:parent-style-name="Header">
      <style:paragraph-properties fo:margin-left="0in" fo:margin-right="0.0193in" fo:text-indent="0in" style:auto-text-indent="false"/>
      <style:text-properties fo:letter-spacing="-0.0028in" fo:language="en" fo:country="GB" fo:font-weight="bold" style:font-weight-asian="bold" style:font-weight-complex="bold"/>
    </style:style>
    <style:style style:name="P49" style:family="paragraph" style:parent-style-name="Standard">
      <style:paragraph-properties style:snap-to-layout-grid="false"/>
      <style:text-properties style:font-name="Times New Roman" fo:font-size="12pt" fo:font-weight="bold" style:font-name-asian="Arial" style:font-size-asian="12pt" style:font-weight-asian="bold" style:font-name-complex="Times New Roman" style:font-size-complex="12pt" style:font-weight-complex="bold" style:text-scale="95%"/>
    </style:style>
    <style:style style:name="P50" style:family="paragraph" style:parent-style-name="Standard">
      <style:paragraph-properties>
        <style:tab-stops>
          <style:tab-stop style:position="1.25in"/>
        </style:tab-stops>
      </style:paragraph-properties>
      <style:text-properties style:font-name="Times New Roman" fo:font-size="12pt" fo:font-weight="bold" style:font-name-asian="MS Mincho" style:font-size-asian="12pt" style:language-asian="ja" style:country-asian="JP" style:font-weight-asian="bold" style:font-name-complex="Times New Roman" style:font-size-complex="12pt" style:font-weight-complex="bold"/>
    </style:style>
    <style:style style:name="P51" style:family="paragraph" style:parent-style-name="Standard">
      <style:paragraph-properties fo:line-height="115%" fo:text-align="center" style:justify-single-word="false" fo:orphans="2" fo:widows="2"/>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2" style:family="paragraph" style:parent-style-name="Standard">
      <style:text-properties style:font-name="Times New Roman" fo:font-size="12pt" style:font-name-asian="Arial" style:font-size-asian="12pt" style:font-name-complex="Times New Roman" style:font-size-complex="12pt"/>
    </style:style>
    <style:style style:name="P53" style:family="paragraph" style:parent-style-name="Standard">
      <style:text-properties style:font-name="Times New Roman" style:font-name-complex="Times New Roman"/>
    </style:style>
    <style:style style:name="P54" style:family="paragraph" style:parent-style-name="Standard" style:list-style-name="WW8Num6">
      <style:text-properties style:font-name="Times New Roman" style:font-name-complex="Times New Roman"/>
    </style:style>
    <style:style style:name="P55" style:family="paragraph" style:parent-style-name="Standard">
      <style:paragraph-properties>
        <style:tab-stops>
          <style:tab-stop style:position="5.661in"/>
        </style:tab-stops>
      </style:paragraph-properties>
      <style:text-properties style:font-name="Times New Roman" style:font-name-complex="Times New Roman"/>
    </style:style>
    <style:style style:name="P56" style:family="paragraph" style:parent-style-name="Standard" style:list-style-name="">
      <style:text-properties style:font-name="Times New Roman" fo:font-weight="bold" style:font-name-asian="MS Mincho" style:language-asian="ja" style:country-asian="JP" style:font-weight-asian="bold" style:font-name-complex="Times New Roman" style:font-weight-complex="bold"/>
    </style:style>
    <style:style style:name="P57" style:family="paragraph" style:parent-style-name="Standard">
      <style:paragraph-properties style:snap-to-layout-grid="false"/>
      <style:text-properties style:font-name="Times New Roman" fo:font-size="10.5pt" style:font-name-asian="Arial" style:font-size-asian="10.5pt" style:font-name-complex="Times New Roman" style:font-size-complex="10.5pt"/>
    </style:style>
    <style:style style:name="P58" style:family="paragraph" style:parent-style-name="Standard">
      <style:paragraph-properties fo:line-height="0.139in"/>
      <style:text-properties fo:font-size="10pt" style:font-size-asian="10pt" style:font-size-complex="10pt"/>
    </style:style>
    <style:style style:name="P59" style:family="paragraph" style:parent-style-name="Standard">
      <style:paragraph-properties fo:margin-left="0.0008in" fo:margin-right="0in" fo:margin-top="0.0134in" fo:margin-bottom="0in" loext:contextual-spacing="false" fo:text-align="center" style:justify-single-word="false" fo:text-indent="0in" style:auto-text-indent="false"/>
    </style:style>
    <style:style style:name="P60" style:family="paragraph" style:parent-style-name="Standard">
      <style:paragraph-properties fo:margin-left="0.0008in" fo:margin-right="0in" fo:margin-top="0.0134in" fo:margin-bottom="0in" loext:contextual-spacing="false" fo:text-align="center" style:justify-single-word="false" fo:text-indent="0in" style:auto-text-indent="false"/>
      <style:text-properties style:font-name="Times New Roman" fo:font-size="12pt" fo:font-weight="bold" style:font-name-asian="Arial" style:font-size-asian="12pt" style:font-weight-asian="bold" style:font-name-complex="Times New Roman" style:font-size-complex="12pt" style:font-weight-complex="bold" style:text-scale="90%"/>
    </style:style>
    <style:style style:name="P61" style:family="paragraph" style:parent-style-name="Standard" style:master-page-name="Standard">
      <style:paragraph-properties fo:margin-left="0.0008in" fo:margin-right="0in" fo:margin-top="0.0134in" fo:margin-bottom="0in" loext:contextual-spacing="false" fo:text-align="center" style:justify-single-word="false" fo:text-indent="0in" style:auto-text-indent="false" style:page-number="auto"/>
    </style:style>
    <style:style style:name="P62" style:family="paragraph" style:parent-style-name="Standard">
      <style:paragraph-properties fo:margin-top="0.0008in" fo:margin-bottom="0in" loext:contextual-spacing="false" fo:line-height="0.1807in"/>
      <style:text-properties style:font-name="Times New Roman" fo:font-size="13pt" fo:font-weight="bold" style:font-name-asian="Arial" style:font-size-asian="13pt" style:font-weight-asian="bold" style:font-name-complex="Times New Roman" style:font-size-complex="13pt" style:font-weight-complex="bold" style:text-scale="90%"/>
    </style:style>
    <style:style style:name="P63" style:family="paragraph" style:parent-style-name="Standard" style:list-style-name="WW8Num21">
      <style:paragraph-properties fo:margin-left="0.6043in" fo:margin-right="0in" fo:margin-top="0.1945in" fo:margin-bottom="0.052in" loext:contextual-spacing="false" fo:line-height="115%" fo:orphans="2" fo:widows="2" fo:text-indent="-0.25in" style:auto-text-indent="false"/>
    </style:style>
    <style:style style:name="P64" style:family="paragraph" style:parent-style-name="Standard" style:list-style-name="WW8Num21">
      <style:paragraph-properties fo:margin-left="0.6043in" fo:margin-right="0in" fo:margin-top="0.1945in" fo:margin-bottom="0.052in" loext:contextual-spacing="false" fo:line-height="115%" fo:orphans="2" fo:widows="2" fo:text-indent="-0.25in" style:auto-text-indent="false"/>
      <style:text-properties style:font-name="Times New Roman" style:font-name-asian="Times New Roman" style:font-name-complex="Times New Roman"/>
    </style:style>
    <style:style style:name="P65" style:family="paragraph" style:parent-style-name="Standard" style:list-style-name="WW8Num21">
      <style:paragraph-properties fo:margin-left="0.6043in" fo:margin-right="0in" fo:margin-top="0in" fo:margin-bottom="0in" loext:contextual-spacing="false" fo:line-height="115%" fo:orphans="2" fo:widows="2" fo:text-indent="-0.25in" style:auto-text-indent="false"/>
      <style:text-properties style:font-name="Times New Roman" style:font-name-asian="Times New Roman" style:font-name-complex="Times New Roman"/>
    </style:style>
    <style:style style:name="P66" style:family="paragraph" style:parent-style-name="Standard" style:list-style-name="WW8Num21">
      <style:paragraph-properties fo:margin-left="0.6043in" fo:margin-right="0in" fo:margin-top="0in" fo:margin-bottom="0.1945in" loext:contextual-spacing="false" fo:line-height="115%" fo:orphans="2" fo:widows="2" fo:text-indent="-0.25in" style:auto-text-indent="false"/>
      <style:text-properties style:font-name="Times New Roman" style:font-name-asian="Times New Roman" style:font-name-complex="Times New Roman"/>
    </style:style>
    <style:style style:name="P67" style:family="paragraph" style:parent-style-name="Standard">
      <style:paragraph-properties fo:margin-left="0.6043in" fo:margin-right="0in" fo:margin-top="0.1945in" fo:margin-bottom="0.052in" loext:contextual-spacing="false" fo:line-height="115%" fo:orphans="2" fo:widows="2" fo:text-indent="0in" style:auto-text-indent="false"/>
      <style:text-properties style:font-name="Times New Roman" style:font-name-asian="Times New Roman" style:font-name-complex="Times New Roman"/>
    </style:style>
    <style:style style:name="P68" style:family="paragraph" style:parent-style-name="Standard">
      <style:paragraph-properties fo:margin-top="0in" fo:margin-bottom="0in" loext:contextual-spacing="true" fo:line-height="115%" fo:text-align="center" style:justify-single-word="false" fo:orphans="2" fo:widows="2"/>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top="0in" fo:margin-bottom="0in" loext:contextual-spacing="false" fo:line-height="115%" fo:orphans="2" fo:widows="2"/>
      <style:text-properties style:font-name="Times New Roman" style:text-underline-style="solid" style:text-underline-width="auto" style:text-underline-color="font-color" fo:font-weight="bold" style:font-name-asian="SMAFuturaGlobal-DemiBold" style:font-weight-asian="bold" style:font-name-complex="Times New Roman" style:font-weight-complex="bold"/>
    </style:style>
    <style:style style:name="T1" style:family="text">
      <style:text-properties fo:font-weight="bold" style:font-weight-asian="bold" style:font-weight-complex="bold"/>
    </style:style>
    <style:style style:name="T2" style:family="text">
      <style:text-properties style:font-name="Cambria" fo:font-size="16pt" fo:font-weight="bold" style:font-name-asian="Arial" style:font-size-asian="16pt" style:font-weight-asian="bold" style:font-name-complex="Times New Roman" style:font-size-complex="16pt" style:font-weight-complex="bold" style:text-scale="90%"/>
    </style:style>
    <style:style style:name="T3" style:family="text">
      <style:text-properties style:font-name="Cambria" fo:font-size="16pt" style:text-underline-style="solid" style:text-underline-width="auto" style:text-underline-color="font-color" fo:font-weight="bold" style:font-name-asian="Arial" style:font-size-asian="16pt" style:font-weight-asian="bold" style:font-name-complex="Times New Roman" style:font-size-complex="16pt" style:font-weight-complex="bold" style:text-scale="90%"/>
    </style:style>
    <style:style style:name="T4" style:family="text">
      <style:text-properties style:text-underline-style="solid" style:text-underline-width="auto" style:text-underline-color="font-color"/>
    </style:style>
    <style:style style:name="T5" style:family="text">
      <style:text-properties fo:font-size="12pt" fo:font-weight="bold" style:font-size-asian="12pt" style:font-weight-asian="bold" style:font-size-complex="12pt" style:font-weight-complex="bold" style:text-scale="95%"/>
    </style:style>
    <style:style style:name="T6" style:family="text">
      <style:text-properties fo:font-size="12pt" style:font-size-asian="12pt" style:font-size-complex="12pt"/>
    </style:style>
    <style:style style:name="T7" style:family="text">
      <style:text-properties fo:font-size="12pt" style:font-size-asian="12pt" style:font-size-complex="12pt" style:text-scale="95%"/>
    </style:style>
    <style:style style:name="T8" style:family="text">
      <style:text-properties fo:font-size="12pt" fo:letter-spacing="-0.0008in" fo:font-weight="bold" style:font-size-asian="12pt" style:font-weight-asian="bold" style:font-size-complex="12pt" style:font-weight-complex="bold" style:text-scale="95%"/>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name-asian="Arial" style:font-size-asian="12pt" style:font-weight-asian="bold" style:font-name-complex="Times New Roman" style:font-size-complex="12pt" style:font-weight-complex="bold"/>
    </style:style>
    <style:style style:name="T11" style:family="text">
      <style:text-properties style:font-name="Times New Roman" fo:font-size="12pt" fo:font-weight="bold" style:font-name-asian="Arial" style:font-size-asian="12pt" style:font-weight-asian="bold" style:font-name-complex="Times New Roman" style:font-size-complex="12pt" style:font-weight-complex="bold" style:text-scale="90%"/>
    </style:style>
    <style:style style:name="T12" style:family="text">
      <style:text-properties style:font-name="Times New Roman" fo:font-size="12pt" fo:font-weight="bold" style:font-name-asian="Arial" style:font-size-asian="12pt" style:font-weight-asian="bold" style:font-name-complex="Times New Roman" style:font-size-complex="12pt" style:font-weight-complex="bold" style:text-scale="95%"/>
    </style:style>
    <style:style style:name="T13" style:family="text">
      <style:text-properties style:font-name="Times New Roman" fo:font-size="12pt" fo:font-weight="bold" style:font-name-asian="MS Mincho" style:font-size-asian="12pt" style:language-asian="ja" style:country-asian="JP" style:font-weight-asian="bold" style:font-name-complex="Times New Roman" style:font-size-complex="12pt" style:font-weight-complex="bold"/>
    </style:style>
    <style:style style:name="T14" style:family="text">
      <style:text-properties style:font-name="Times New Roman" fo:font-size="12pt" fo:font-weight="bold" style:font-name-asian="Times New Roman" style:font-size-asian="12pt" style:language-asian="ja" style:country-asian="JP" style:font-weight-asian="bold" style:font-name-complex="Times New Roman" style:font-size-complex="12pt" style:font-weight-complex="bold"/>
    </style:style>
    <style:style style:name="T1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6" style:family="text">
      <style:text-properties style:font-name="Times New Roman" fo:font-size="12pt" fo:font-weight="bold" style:font-name-asian="SMAFuturaGlobal-Regular" style:font-size-asian="12pt" style:font-weight-asian="bold" style:font-name-complex="Times New Roman" style:font-size-complex="12pt" style:font-weight-complex="bold"/>
    </style:style>
    <style:style style:name="T17" style:family="text">
      <style:text-properties style:font-name="Times New Roman" fo:font-size="12pt" style:font-name-asian="Arial" style:font-size-asian="12pt" style:font-name-complex="Times New Roman" style:font-size-complex="12pt"/>
    </style:style>
    <style:style style:name="T18" style:family="text">
      <style:text-properties style:font-name="Times New Roman" fo:font-size="12pt" style:font-name-asian="Times New Roman" style:font-size-asian="12pt" style:font-name-complex="Times New Roman" style:font-size-complex="12pt"/>
    </style:style>
    <style:style style:name="T19" style:family="text">
      <style:text-properties style:font-name="Times New Roman" fo:font-size="14pt" style:font-size-asian="14pt" style:font-name-complex="Times New Roman" style:font-size-complex="14pt" fo:background-color="#c0c0c0"/>
    </style:style>
    <style:style style:name="T20" style:family="text">
      <style:text-properties style:font-name="Times New Roman" fo:font-size="14pt" fo:font-weight="bold" style:font-name-asian="Arial" style:font-size-asian="14pt" style:font-weight-asian="bold" style:font-name-complex="Times New Roman" style:font-size-complex="14pt" style:font-weight-complex="bold" style:text-scale="95%" fo:background-color="#c0c0c0"/>
    </style:style>
    <style:style style:name="T21" style:family="text">
      <style:text-properties style:font-name="Times New Roman" fo:font-size="14pt" fo:font-weight="bold" style:font-name-asian="Arial" style:font-size-asian="14pt" style:font-weight-asian="bold" style:font-name-complex="Times New Roman" style:font-size-complex="14pt" style:font-weight-complex="bold" style:text-scale="99%" fo:background-color="#c0c0c0"/>
    </style:style>
    <style:style style:name="T22" style:family="text">
      <style:text-properties style:font-name="Times New Roman" fo:font-size="14pt" fo:font-weight="bold" style:font-name-asian="Arial" style:font-size-asian="14pt" style:font-weight-asian="bold" style:font-name-complex="Times New Roman" style:font-size-complex="14pt" style:font-weight-complex="bold" style:text-scale="97%" fo:background-color="#c0c0c0"/>
    </style:style>
    <style:style style:name="T23" style:family="text">
      <style:text-properties style:font-name="Times New Roman" fo:font-size="14pt" fo:font-weight="bold" style:font-name-asian="Arial" style:font-size-asian="14pt" style:font-weight-asian="bold" style:font-name-complex="Times New Roman" style:font-size-complex="14pt" style:font-weight-complex="bold" style:text-scale="90%" fo:background-color="#c0c0c0"/>
    </style:style>
    <style:style style:name="T24" style:family="text">
      <style:text-properties style:font-name="Times New Roman" fo:font-size="14pt" style:font-name-asian="Arial" style:font-size-asian="14pt" style:font-name-complex="Times New Roman" style:font-size-complex="14pt" fo:background-color="#c0c0c0"/>
    </style:style>
    <style:style style:name="T25" style:family="text">
      <style:text-properties style:font-name="Times New Roman" fo:font-size="14pt" fo:letter-spacing="-0.0075in" fo:font-weight="bold" style:font-name-asian="Arial" style:font-size-asian="14pt" style:font-weight-asian="bold" style:font-name-complex="Times New Roman" style:font-size-complex="14pt" style:font-weight-complex="bold" style:text-scale="95%" fo:background-color="#c0c0c0"/>
    </style:style>
    <style:style style:name="T26" style:family="text">
      <style:text-properties style:font-name="Times New Roman" fo:font-size="14pt" fo:letter-spacing="0.0098in" fo:font-weight="bold" style:font-name-asian="Arial" style:font-size-asian="14pt" style:font-weight-asian="bold" style:font-name-complex="Times New Roman" style:font-size-complex="14pt" style:font-weight-complex="bold" style:text-scale="90%" fo:background-color="#c0c0c0"/>
    </style:style>
    <style:style style:name="T27" style:family="text">
      <style:text-properties style:font-name="Times New Roman" fo:font-size="14pt" fo:letter-spacing="0.0102in" fo:font-weight="bold" style:font-name-asian="Arial" style:font-size-asian="14pt" style:font-weight-asian="bold" style:font-name-complex="Times New Roman" style:font-size-complex="14pt" style:font-weight-complex="bold" style:text-scale="90%" fo:background-color="#c0c0c0"/>
    </style:style>
    <style:style style:name="T28" style:family="text">
      <style:text-properties style:font-name="Times New Roman" style:font-name-complex="Times New Roman"/>
    </style:style>
    <style:style style:name="T29" style:family="text">
      <style:text-properties style:font-name="Times New Roman" fo:font-size="10.5pt" style:text-underline-style="solid" style:text-underline-width="auto" style:text-underline-color="font-color" fo:font-weight="bold" style:font-name-asian="Arial" style:font-size-asian="10.5pt" style:font-weight-asian="bold" style:font-name-complex="Times New Roman" style:font-size-complex="10.5pt" style:font-weight-complex="bold"/>
    </style:style>
    <style:style style:name="T30" style:family="text">
      <style:text-properties style:font-name="Times New Roman" fo:font-size="10.5pt" style:font-name-asian="Arial" style:font-size-asian="10.5pt" style:font-name-complex="Times New Roman" style:font-size-complex="10.5pt"/>
    </style:style>
    <style:style style:name="T31" style:family="text">
      <style:text-properties style:font-name="Times New Roman" fo:font-size="10.5pt" fo:font-weight="bold" style:font-name-asian="Arial" style:font-size-asian="10.5pt" style:font-weight-asian="bold" style:font-name-complex="Times New Roman" style:font-size-complex="10.5pt" style:font-weight-complex="bold"/>
    </style:style>
    <style:style style:name="T32" style:family="text">
      <style:text-properties style:font-name="Times New Roman" fo:font-size="10.5pt" fo:font-weight="bold" style:font-name-asian="Arial" style:font-size-asian="10.5pt" style:font-weight-asian="bold" style:font-name-complex="Times New Roman" style:font-size-complex="10.5pt" style:font-weight-complex="bold" style:text-scale="95%"/>
    </style:style>
    <style:style style:name="T33" style:family="text">
      <style:text-properties style:font-name="Times New Roman" fo:font-size="10.5pt" style:font-name-asian="Times New Roman" style:font-size-asian="10.5pt" style:font-name-complex="Times New Roman" style:font-size-complex="10.5pt"/>
    </style:style>
    <style:style style:name="T34" style:family="text">
      <style:text-properties style:font-name="Times New Roman" style:font-name-asian="Times New Roman" style:font-name-complex="Times New Roman"/>
    </style:style>
    <style:style style:name="T35" style:family="text">
      <style:text-properties style:font-name="Times New Roman" fo:font-weight="bold" style:font-weight-asian="bold" style:font-name-complex="Times New Roman" style:font-weight-complex="bold"/>
    </style:style>
    <style:style style:name="T36" style:family="text">
      <style:text-properties style:font-name="Times New Roman" fo:font-weight="bold" style:font-name-asian="Times New Roman" style:font-weight-asian="bold" style:font-name-complex="Times New Roman" style:font-weight-complex="bold"/>
    </style:style>
    <style:style style:name="T37" style:family="text">
      <style:text-properties style:font-name="Times New Roman" fo:font-weight="bold" style:font-name-asian="MS Mincho" style:language-asian="ja" style:country-asian="JP" style:font-weight-asian="bold" style:font-name-complex="Times New Roman" style:font-weight-complex="bold"/>
    </style:style>
    <style:style style:name="T38" style:family="text">
      <style:text-properties style:font-name="Times New Roman" style:text-underline-style="solid" style:text-underline-width="auto" style:text-underline-color="font-color" style:font-name-asian="Times New Roman" style:font-name-complex="Times New Roman"/>
    </style:style>
    <style:style style:name="T39" style:family="text">
      <style:text-properties style:font-name="Times New Roman" fo:letter-spacing="-0.0008in" style:font-name-asian="Arial" style:font-name-complex="Times New Roman" style:text-scale="95%"/>
    </style:style>
    <style:style style:name="T40" style:family="text">
      <style:text-properties fo:background-color="#c0c0c0"/>
    </style:style>
    <style:style style:name="T41" style:family="text">
      <style:text-properties fo:font-size="10.5pt" style:text-underline-style="solid" style:text-underline-width="auto" style:text-underline-color="font-color" fo:font-weight="bold" style:font-size-asian="10.5pt" style:font-weight-asian="bold" style:font-size-complex="10.5pt" style:font-weight-complex="bold"/>
    </style:style>
    <style:style style:name="T42" style:family="text">
      <style:text-properties fo:font-size="10.5pt" style:font-size-asian="10.5pt" style:font-size-complex="10.5pt"/>
    </style:style>
    <style:style style:name="T43" style:family="text">
      <style:text-properties fo:font-size="10.5pt" fo:font-weight="bold" style:font-size-asian="10.5pt" style:font-weight-asian="bold" style:font-size-complex="10.5pt" style:font-weight-complex="bold" style:text-scale="95%"/>
    </style:style>
    <style:style style:name="T44" style:family="text">
      <style:text-properties style:font-name-asian="Times New Roman"/>
    </style:style>
    <style:style style:name="T45" style:family="text">
      <style:text-properties style:language-asian="ja" style:country-asian="JP"/>
    </style:style>
    <style:style style:name="T46" style:family="text">
      <style:text-properties fo:letter-spacing="-0.0008in" style:text-scale="95%"/>
    </style:style>
    <style:style style:name="T47" style:family="text">
      <style:text-properties fo:letter-spacing="-0.0008in" style:text-underline-style="solid" style:text-underline-width="auto" style:text-underline-color="font-color" fo:font-weight="bold" style:font-weight-asian="bold" style:font-weight-complex="bold" style:text-scale="95%"/>
    </style:style>
    <style:style style:name="T48" style:family="text">
      <style:text-properties fo:letter-spacing="-0.0028in" fo:language="en" fo:country="GB"/>
    </style:style>
    <style:style style:name="fr1" style:family="graphic" style:parent-style-name="Frame">
      <style:graphic-properties fo:margin-left="0.1256in" fo:margin-right="0.1256in" style:wrap="parallel" style:number-wrapped-paragraphs="no-limit" style:vertical-pos="from-top" style:vertical-rel="page" style:horizontal-pos="from-left" style:horizontal-rel="paragraph" fo:padding-left="0.1008in" fo:padding-right="0.1008in" fo:padding-top="0.0508in" fo:padding-bottom="0.05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2">15- </text:span><text:span text:style-name="T3">Technical Specifications of the Photovoltaic Solar system</text:span></text:p>
      <text:p text:style-name="P60">ANNEX G</text:p>
      <text:p text:style-name="P59"><text:span text:style-name="T11">Technical Specifications of the P.V. Solar system</text:span></text:p>
      <text:p text:style-name="P6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6"/>
            <text:p text:style-name="P28"><text:span text:style-name="T20">Item</text:span><text:span text:style-name="T21"> </text:span><text:span text:style-name="T20">No</text:span></text:p>
          </table:table-cell>
          <table:table-cell table:style-name="Table1.A1" table:number-columns-spanned="2" office:value-type="string">
            <text:p text:style-name="P27"/>
            <text:p text:style-name="P29"><text:span text:style-name="T20">Name</text:span><text:span text:style-name="T25"> </text:span><text:span text:style-name="T20">of</text:span><text:span text:style-name="T22"> </text:span><text:span text:style-name="T23">Item</text:span></text:p>
          </table:table-cell>
          <table:covered-table-cell/>
          <table:table-cell table:style-name="Table1.D1" table:number-columns-spanned="2" office:value-type="string">
            <text:p text:style-name="P27"/>
            <text:p text:style-name="P30"><text:span text:style-name="T23">Technical</text:span><text:span text:style-name="T26"> </text:span><text:span text:style-name="T23">Specifications</text:span><text:span text:style-name="T27"> </text:span><text:span text:style-name="T23">and</text:span><text:span text:style-name="T26"> </text:span><text:span text:style-name="T23">Standards</text:span></text:p>
          </table:table-cell>
          <table:covered-table-cell/>
        </table:table-row>
        <table:table-row table:style-name="Table1.2">
          <table:table-cell table:style-name="Table1.A1" office:value-type="string">
            <text:p text:style-name="P31">1</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cell table:style-name="Table1.A1" table:number-columns-spanned="2" office:value-type="string">
            <text:p text:style-name="P32"><text:span text:style-name="T12">PV array: <text:s text:c="20"/>Photovoltaic <text:s/>Panel</text:span></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covered-table-cell/>
          <table:table-cell table:style-name="Table1.D1" table:number-columns-spanned="2" office:value-type="string">
            <text:p text:style-name="P9"/>
            <text:list xml:id="list8131179458637299381" text:style-name="WW8Num15">
              <text:list-item>
                <text:p text:style-name="P17"><text:span text:style-name="T34">Maximum Power (Pmax) 265 W Optimum Operating Voltage (Vmp) 30.9 V </text:span></text:p>
              </text:list-item>
              <text:list-item>
                <text:p text:style-name="P17"><text:span text:style-name="T34">Optimum Operating Current (Imp) 8.61 A </text:span></text:p>
              </text:list-item>
              <text:list-item>
                <text:p text:style-name="P17"><text:span text:style-name="T34">Open Circuit Voltage (Voc) 37.9 V, Short Circuit Current (Isc) 9.11 A <text:s/></text:span></text:p>
              </text:list-item>
              <text:list-item>
                <text:p text:style-name="P18">Operating Module Temperature -40 °C to +85 °C</text:p>
              </text:list-item>
              <text:list-item>
                <text:p text:style-name="P18">Maximum System Voltage 1000 V DC (IEC)</text:p>
              </text:list-item>
              <text:list-item>
                <text:p text:style-name="P17"><text:span text:style-name="T34">Maximum Series Fuse Rating 15 A</text:span></text:p>
              </text:list-item>
              <text:list-item>
                <text:p text:style-name="P17"><text:span text:style-name="T34">Positive Power Tolerance +5 % or more.</text:span></text:p>
              </text:list-item>
              <text:list-item>
                <text:p text:style-name="P18">Module <text:s/>Efficiency 16.19% MONO-crystalline Solar Cell </text:p>
              </text:list-item>
              <text:list-item>
                <text:p text:style-name="P17"><text:span text:style-name="T34">Frame Anodized aluminum alloy</text:span></text:p>
              </text:list-item>
              <text:list-item>
                <text:p text:style-name="P17"><text:span text:style-name="T34">Long term system reliability ,Junction Box IP67 rated (3 bypass diodes)</text:span></text:p>
              </text:list-item>
              <text:list-item>
                <text:p text:style-name="P17"><text:span text:style-name="T34">Output Cables solar type (1m length , 4mm2 cross section </text:span></text:p>
              </text:list-item>
              <text:list-item>
                <text:p text:style-name="P18">Connectors MC4 connectors or Amphenol H4 <text:s/></text:p>
              </text:list-item>
              <text:list-item>
                <text:p text:style-name="P17"><text:span text:style-name="T34">Temperature Coefficients of P not more than - 0.45 % / °C</text:span></text:p>
              </text:list-item>
              <text:list-item>
                <text:p text:style-name="P18">Certifications</text:p>
              </text:list-item>
              <text:list-item>
                <text:p text:style-name="P18">Anti- Potential Induced Degradation</text:p>
              </text:list-item>
              <text:list-item>
                <text:p text:style-name="P18">Salt mist resistance, apply to side environment</text:p>
              </text:list-item>
              <text:list-item>
                <text:p text:style-name="P18">High performance and max energy at low NOCT</text:p>
              </text:list-item>
              <text:list-item>
                <text:p text:style-name="P18">IEC 61215 &amp; IEC 61730 Application Class A </text:p>
              </text:list-item>
              <text:list-item>
                <text:p text:style-name="P18">ISO 9001 quality standards and ISO 14001 environmental standards</text:p>
              </text:list-item>
            </text:list>
            <text:p text:style-name="P7"><text:span text:style-name="T13">Warranty: 20 Years on performance.<text:line-break/>Type : </text:span><text:span text:style-name="T35">Canadian Solar</text:span><text:span text:style-name="T9">, equivalent </text:span></text:p>
            <text:p text:style-name="P11"/>
          </table:table-cell>
          <table:covered-table-cell/>
        </table:table-row>
        <text:soft-page-break/>
        <table:table-row table:style-name="Table1.3">
          <table:table-cell table:style-name="Table1.A1" office:value-type="string">
            <text:p text:style-name="P41">2</text:p>
          </table:table-cell>
          <table:table-cell table:style-name="Table1.A1" table:number-columns-spanned="2" office:value-type="string">
            <text:p text:style-name="P32"><text:span text:style-name="T12">Inverter </text:span><text:span text:style-name="T38">15 Kw</text:span></text:p>
          </table:table-cell>
          <table:covered-table-cell/>
          <table:table-cell table:style-name="Table1.D1" table:number-columns-spanned="2" office:value-type="string">
            <text:list xml:id="list70836678297600" text:continue-numbering="true" text:style-name="WW8Num15">
              <text:list-item>
                <text:p text:style-name="P18">15 Kw 3-phase inverter</text:p>
              </text:list-item>
              <text:list-item>
                <text:p text:style-name="P18">String inverter</text:p>
              </text:list-item>
              <text:list-item>
                <text:p text:style-name="P18">Island grid operation setting</text:p>
              </text:list-item>
              <text:list-item>
                <text:p text:style-name="P19">Input (DC)</text:p>
              </text:list-item>
              <text:list-item>
                <text:p text:style-name="P18">Max. DC power (@ cos φ=1)15340 Wp</text:p>
              </text:list-item>
              <text:list-item>
                <text:p text:style-name="P18">Max. input voltage 1000 VDC</text:p>
              </text:list-item>
              <text:list-item>
                <text:p text:style-name="P18">MPP voltage range / rated input voltage 320 V – 800 V / 600 V</text:p>
              </text:list-item>
              <text:list-item>
                <text:p text:style-name="P18">Min. input voltage / initial input voltage 150 V / 188 V</text:p>
              </text:list-item>
              <text:list-item>
                <text:p text:style-name="P18">Max input DC current 40A</text:p>
              </text:list-item>
              <text:list-item>
                <text:p text:style-name="P19">Output (AC)</text:p>
              </text:list-item>
              <text:list-item>
                <text:p text:style-name="P18">Rated power (@400 V, 50 Hz) 15000 W</text:p>
              </text:list-item>
              <text:list-item>
                <text:p text:style-name="P17"><text:span text:style-name="T34">Max. apparent AC power 15000 VA</text:span></text:p>
              </text:list-item>
              <text:list-item>
                <text:p text:style-name="P18">Nominal AC voltage </text:p>
              </text:list-item>
            </text:list>
            <text:p text:style-name="P20">220 / 380 V <text:s/>3 / N / PE; </text:p>
            <text:p text:style-name="P20">230 / 400 V <text:s/>3 / N / PE; </text:p>
            <text:list xml:id="list70835837199536" text:continue-numbering="true" text:style-name="WW8Num15">
              <text:list-item>
                <text:p text:style-name="P18">Nominal AC voltage range 160 V – 280 V</text:p>
              </text:list-item>
              <text:list-item>
                <text:p text:style-name="P18">AC power frequency / range 50 Hz, 60Hz / -6 Hz ... +5 Hz</text:p>
              </text:list-item>
              <text:list-item>
                <text:p text:style-name="P18">Rated grid frequency / rated grid voltage 50 Hz / 230 V</text:p>
              </text:list-item>
              <text:list-item>
                <text:p text:style-name="P17"><text:span text:style-name="T34">Max. output current 24 A</text:span></text:p>
              </text:list-item>
              <text:list-item>
                <text:p text:style-name="P18">Power factor at rated power 1</text:p>
              </text:list-item>
              <text:list-item>
                <text:p text:style-name="P18">Adjustable displacement factor 0.8 overexcited ... 0.8 under exited</text:p>
              </text:list-item>
              <text:list-item>
                <text:p text:style-name="P18">Phase conductors / connection phases 3/3</text:p>
              </text:list-item>
              <text:list-item>
                <text:p text:style-name="P17"><text:span text:style-name="T34">DC &amp; AC switches and surge arrestor for protection</text:span></text:p>
              </text:list-item>
              <text:list-item>
                <text:p text:style-name="P18">Degree of protection IP65,ground fault protection,</text:p>
              </text:list-item>
              <text:list-item>
                <text:p text:style-name="P17"><text:span text:style-name="T34">Max. efficiency 98.2%</text:span></text:p>
              </text:list-item>
              <text:list-item>
                <text:p text:style-name="P18">Must include all necessary data cables.</text:p>
              </text:list-item>
              <text:list-item>
                <text:p text:style-name="P18">Certificates:</text:p>
              </text:list-item>
              <text:list-item>
                <text:p text:style-name="P18">CE ( European Market not china Export), VDE0126-1-1,AS4777,IEC61727</text:p>
              </text:list-item>
            </text:list>
            <text:p text:style-name="P21"/>
            <text:p text:style-name="P4"/>
            <text:p text:style-name="P7"><text:span text:style-name="T13">Warranty: 10 Years</text:span></text:p>
            <text:p text:style-name="P7"><text:span text:style-name="T13">Type : SMA <text:s/>or equivalent</text:span></text:p>
          </table:table-cell>
          <table:covered-table-cell/>
        </table:table-row>
        <text:soft-page-break/>
        <table:table-row table:style-name="Table1.4">
          <table:table-cell table:style-name="Table1.A1" office:value-type="string">
            <text:p text:style-name="P41">3</text:p>
          </table:table-cell>
          <table:table-cell table:style-name="Table1.A1" table:number-columns-spanned="2" office:value-type="string">
            <text:p text:style-name="P32"><text:span text:style-name="T12">Inverter </text:span><text:span text:style-name="T38">10 Kw</text:span></text:p>
          </table:table-cell>
          <table:covered-table-cell/>
          <table:table-cell table:style-name="Table1.D1" table:number-columns-spanned="2" office:value-type="string">
            <text:list xml:id="list70836467616884" text:continue-numbering="true" text:style-name="WW8Num15">
              <text:list-item>
                <text:p text:style-name="P18">10 Kw 3-phase inverter</text:p>
              </text:list-item>
              <text:list-item>
                <text:p text:style-name="P18">String inverter</text:p>
              </text:list-item>
              <text:list-item>
                <text:p text:style-name="P18">Island grid operation setting</text:p>
              </text:list-item>
              <text:list-item>
                <text:p text:style-name="P19">Input (DC)</text:p>
              </text:list-item>
              <text:list-item>
                <text:p text:style-name="P17"><text:span text:style-name="T34">Max. DC power (@ cos φ=1)10200 Wp</text:span></text:p>
              </text:list-item>
              <text:list-item>
                <text:p text:style-name="P18">Max. input voltage 1000 VDC</text:p>
              </text:list-item>
              <text:list-item>
                <text:p text:style-name="P18">MPP voltage range / rated input voltage 320 V – 800 V / 600 V</text:p>
              </text:list-item>
              <text:list-item>
                <text:p text:style-name="P18">Min. input voltage / initial input voltage 150 V / 188 V</text:p>
              </text:list-item>
              <text:list-item>
                <text:p text:style-name="P18">Max input DC current 33A</text:p>
              </text:list-item>
              <text:list-item>
                <text:p text:style-name="P19">Output (AC)</text:p>
              </text:list-item>
              <text:list-item>
                <text:p text:style-name="P18">Rated power (@400 V, 50 Hz) 10000 W</text:p>
              </text:list-item>
              <text:list-item>
                <text:p text:style-name="P17"><text:span text:style-name="T34">Max. apparent AC power 10000 VA</text:span></text:p>
              </text:list-item>
              <text:list-item>
                <text:p text:style-name="P18">Nominal AC voltage </text:p>
              </text:list-item>
            </text:list>
            <text:p text:style-name="P20">220 / 380 V <text:s/>3 / N / PE; </text:p>
            <text:p text:style-name="P20">230 / 400 V <text:s/>3 / N / PE; </text:p>
            <text:list xml:id="list70835136993494" text:continue-numbering="true" text:style-name="WW8Num15">
              <text:list-item>
                <text:p text:style-name="P18">Nominal AC voltage range 160 V – 280 V</text:p>
              </text:list-item>
              <text:list-item>
                <text:p text:style-name="P18">AC power frequency / range 50 Hz, 60Hz / -6 Hz ... +5 Hz</text:p>
              </text:list-item>
              <text:list-item>
                <text:p text:style-name="P18">Rated grid frequency / rated grid voltage 50 Hz / 230 V</text:p>
              </text:list-item>
              <text:list-item>
                <text:p text:style-name="P18">Max. output current 16 A</text:p>
              </text:list-item>
              <text:list-item>
                <text:p text:style-name="P18">Power factor at rated power 1</text:p>
              </text:list-item>
              <text:list-item>
                <text:p text:style-name="P18">Adjustable displacement factor 0.8 overexcited ... 0.8 under exited</text:p>
              </text:list-item>
              <text:list-item>
                <text:p text:style-name="P18">Phase conductors / connection phases 3/3</text:p>
              </text:list-item>
              <text:list-item>
                <text:p text:style-name="P18">DC &amp; AC switches and surge arrestor for protection</text:p>
              </text:list-item>
              <text:list-item>
                <text:p text:style-name="P18">Degree of protection IP65,ground fault protection,</text:p>
              </text:list-item>
              <text:list-item>
                <text:p text:style-name="P18">Max. efficiency 98.2%</text:p>
              </text:list-item>
              <text:list-item>
                <text:p text:style-name="P18">Must include all necessary data cables.</text:p>
              </text:list-item>
              <text:list-item>
                <text:p text:style-name="P18">Certificates:</text:p>
              </text:list-item>
              <text:list-item>
                <text:p text:style-name="P18">CE ( European Market not china Export), VDE0126-1-1,AS4777,IEC61727</text:p>
              </text:list-item>
            </text:list>
            <text:p text:style-name="P21"/>
            <text:p text:style-name="P4"/>
            <text:p text:style-name="P7"><text:span text:style-name="T14"><text:s text:c="9"/></text:span><text:span text:style-name="T13">Warranty: 10 Years</text:span></text:p>
            <text:p text:style-name="P22">Type : SMA <text:s/>or equivalent</text:p>
          </table:table-cell>
          <table:covered-table-cell/>
        </table:table-row>
        <text:soft-page-break/>
        <table:table-row table:style-name="Table1.4">
          <table:table-cell table:style-name="Table1.A1" office:value-type="string">
            <text:p text:style-name="P41">3</text:p>
            <text:p text:style-name="P41"/>
          </table:table-cell>
          <table:table-cell table:style-name="Table1.A1" table:number-columns-spanned="2" office:value-type="string">
            <text:p text:style-name="P32"><text:span text:style-name="T12">Battery Inverter<text:line-break/></text:span><text:span text:style-name="T38">5 KW</text:span></text:p>
          </table:table-cell>
          <table:covered-table-cell/>
          <table:table-cell table:style-name="Table1.D1" table:number-columns-spanned="2" office:value-type="string">
            <text:list xml:id="list70835150261321" text:continue-numbering="true" text:style-name="WW8Num15">
              <text:list-item>
                <text:p text:style-name="P18">5 KW Capacity rated power.</text:p>
              </text:list-item>
            </text:list>
            <text:list xml:id="list200816137154280445" text:style-name="WW8Num16">
              <text:list-item>
                <text:p text:style-name="P23">Number of phases (grid operation / backup operation) (3/3)</text:p>
              </text:list-item>
            </text:list>
            <text:list xml:id="list70836203362042" text:continue-list="list70835150261321" text:style-name="WW8Num15">
              <text:list-item>
                <text:p text:style-name="P18">Nominal AC voltage 230V(L,N),400V(L1,L2)</text:p>
              </text:list-item>
              <text:list-item>
                <text:p text:style-name="P18">AC Voltage range 172.5V-265V <text:s text:c="2"/>300V-433V</text:p>
              </text:list-item>
              <text:list-item>
                <text:p text:style-name="P18">Reliable grid configuration TN</text:p>
              </text:list-item>
              <text:list-item>
                <text:p text:style-name="P18">Frequency (range)50 Hz (40 to 70 Hz)</text:p>
              </text:list-item>
              <text:list-item>
                <text:p text:style-name="P18">Indoor and outdoor installed type.</text:p>
              </text:list-item>
              <text:list-item>
                <text:p text:style-name="P18">maximum number of devices <text:s text:c="2"/>3</text:p>
              </text:list-item>
              <text:list-item>
                <text:p text:style-name="P18">Nominal AC Power at 25°C 5KW.</text:p>
              </text:list-item>
              <text:list-item>
                <text:p text:style-name="P18">Nominal AC Power 45°C 4KW.</text:p>
              </text:list-item>
              <text:list-item>
                <text:p text:style-name="P18">AC Power (25°C,30minutes) at least 6.5 KW</text:p>
              </text:list-item>
              <text:list-item>
                <text:p text:style-name="P18">Nominal AC current 21.7A</text:p>
              </text:list-item>
              <text:list-item>
                <text:p text:style-name="P19">Load connection</text:p>
              </text:list-item>
              <text:list-item>
                <text:p text:style-name="P18">single and three phase</text:p>
              </text:list-item>
              <text:list-item>
                <text:p text:style-name="P18">Nominal AC Power (25°C ,unlimited) 5KW</text:p>
              </text:list-item>
              <text:list-item>
                <text:p text:style-name="P19">Input Grid/PV plant</text:p>
              </text:list-item>
              <text:list-item>
                <text:p text:style-name="P18">single and three phase</text:p>
              </text:list-item>
              <text:list-item>
                <text:p text:style-name="P18">Nominal AC Power (25°C ,unlimited) 5KW</text:p>
              </text:list-item>
              <text:list-item>
                <text:p text:style-name="P18">Max AC <text:s/>Current 3*56A</text:p>
              </text:list-item>
              <text:list-item>
                <text:p text:style-name="P19">Input battery</text:p>
              </text:list-item>
              <text:list-item>
                <text:p text:style-name="P18">Nominal voltage 48V DC</text:p>
              </text:list-item>
              <text:list-item>
                <text:p text:style-name="P18">Max battery charging current 120A</text:p>
              </text:list-item>
              <text:list-item>
                <text:p text:style-name="P18">Battery type VRLA or AGM</text:p>
              </text:list-item>
              <text:list-item>
                <text:p text:style-name="P18">IUoU charging process with automatic full and equalization charge</text:p>
              </text:list-item>
              <text:list-item>
                <text:p text:style-name="P19">Efficiency / self-consumption</text:p>
              </text:list-item>
              <text:list-item>
                <text:p text:style-name="P18">Min Efficiency in backup operation 95%</text:p>
              </text:list-item>
              <text:list-item>
                <text:p text:style-name="P18">Self-consumption day / night (silent mode).</text:p>
              </text:list-item>
              <text:list-item>
                <text:p text:style-name="P18">Must include all necessary data cables and temperature sensing and battery current measurement.</text:p>
              </text:list-item>
              <text:list-item>
                <text:p text:style-name="P18">Protection Degree IP65</text:p>
              </text:list-item>
              <text:list-item>
                <text:p text:style-name="P18">Compatible control switch box (multi cluster).</text:p>
              </text:list-item>
              <text:list-item>
                <text:p text:style-name="P18">Certificates</text:p>
              </text:list-item>
              <text:list-item>
                <text:p text:style-name="P18">EC declaration of conformity( meaning of the EU directive) EN 61000-6-3:2007, EN 61000-6-4:2007, EN 61000-3-11:2000,En 61000-6-1:2007,EN 61000-61000-6-2:2005, EN 62109-1:2010,EN 62109-2:2011, compliance to IEC 61683</text:p>
              </text:list-item>
            </text:list>
            <text:p text:style-name="P6"/>
            <text:p text:style-name="P3">Warranty : 10 Years</text:p>
            <text:p text:style-name="P3">Type: SMA or equivalent</text:p>
            <text:p text:style-name="P5"/>
          </table:table-cell>
          <table:covered-table-cell/>
        </table:table-row>
        <text:soft-page-break/>
        <table:table-row table:style-name="Table1.6">
          <table:table-cell table:style-name="Table1.A1" office:value-type="string">
            <text:p text:style-name="P41">4</text:p>
            <text:p text:style-name="P41"/>
          </table:table-cell>
          <table:table-cell table:style-name="Table1.A1" table:number-columns-spanned="2" office:value-type="string">
            <text:p text:style-name="P32"><text:span text:style-name="T12">Battery Inverter<text:line-break/></text:span><text:span text:style-name="T38">8 KW</text:span></text:p>
          </table:table-cell>
          <table:covered-table-cell/>
          <table:table-cell table:style-name="Table1.D1" table:number-columns-spanned="2" office:value-type="string">
            <text:list xml:id="list70835983491225" text:continue-numbering="true" text:style-name="WW8Num15">
              <text:list-item>
                <text:p text:style-name="P18">8 KW Capacity rated power.</text:p>
              </text:list-item>
            </text:list>
            <text:list xml:id="list70836675612831" text:continue-list="list200816137154280445" text:style-name="WW8Num16">
              <text:list-item>
                <text:p text:style-name="P23">Number of phases (grid operation / backup operation) (3/3)</text:p>
              </text:list-item>
            </text:list>
            <text:list xml:id="list70835244949348" text:continue-list="list70835983491225" text:style-name="WW8Num15">
              <text:list-item>
                <text:p text:style-name="P18">Nominal AC voltage 230V(L,N),400V(L1,L2)</text:p>
              </text:list-item>
              <text:list-item>
                <text:p text:style-name="P18">AC Voltage range 172.5V-265V <text:s text:c="2"/>300V-433V</text:p>
              </text:list-item>
              <text:list-item>
                <text:p text:style-name="P18">Reliable grid configuration TN</text:p>
              </text:list-item>
              <text:list-item>
                <text:p text:style-name="P18">Frequency (range)50 Hz (40 to 70 Hz)</text:p>
              </text:list-item>
              <text:list-item>
                <text:p text:style-name="P18">Indoor and outdoor installed type.</text:p>
              </text:list-item>
              <text:list-item>
                <text:p text:style-name="P18">maximum number of devices <text:s text:c="2"/>3</text:p>
              </text:list-item>
              <text:list-item>
                <text:p text:style-name="P17"><text:span text:style-name="T34">Nominal AC Power at 25°C 8KW.</text:span></text:p>
              </text:list-item>
              <text:list-item>
                <text:p text:style-name="P17"><text:span text:style-name="T34">Nominal AC Power 45°C 7KW.</text:span></text:p>
              </text:list-item>
              <text:list-item>
                <text:p text:style-name="P17"><text:span text:style-name="T34">AC Power (25°C,30minutes) at least 8 KW</text:span></text:p>
              </text:list-item>
              <text:list-item>
                <text:p text:style-name="P17"><text:span text:style-name="T34">Nominal AC current 26A</text:span></text:p>
              </text:list-item>
              <text:list-item>
                <text:p text:style-name="P19">Load connection</text:p>
              </text:list-item>
              <text:list-item>
                <text:p text:style-name="P18">single and three phase</text:p>
              </text:list-item>
              <text:list-item>
                <text:p text:style-name="P18">Nominal AC Power (25°C ,unlimited) 8KW</text:p>
              </text:list-item>
              <text:list-item>
                <text:p text:style-name="P19">Input Grid/PV plant</text:p>
              </text:list-item>
              <text:list-item>
                <text:p text:style-name="P18">single and three phase</text:p>
              </text:list-item>
              <text:list-item>
                <text:p text:style-name="P18">Nominal AC Power (25°C ,unlimited) 8KW</text:p>
              </text:list-item>
              <text:list-item>
                <text:p text:style-name="P17"><text:span text:style-name="T34">Max AC <text:s/>Current 3*50A</text:span></text:p>
              </text:list-item>
              <text:list-item>
                <text:p text:style-name="P19">Input battery</text:p>
              </text:list-item>
              <text:list-item>
                <text:p text:style-name="P18">Nominal voltage 48V DC</text:p>
              </text:list-item>
              <text:list-item>
                <text:p text:style-name="P17"><text:span text:style-name="T34">Max battery charging current 140A</text:span></text:p>
              </text:list-item>
              <text:list-item>
                <text:p text:style-name="P18">Battery type VRLA or AGM</text:p>
              </text:list-item>
              <text:list-item>
                <text:p text:style-name="P18">IUoU charging process with automatic full and equalization charge</text:p>
              </text:list-item>
              <text:list-item>
                <text:p text:style-name="P19">Efficiency / self-consumption</text:p>
              </text:list-item>
              <text:list-item>
                <text:p text:style-name="P18">Min Efficiency in backup operation 95%</text:p>
              </text:list-item>
              <text:list-item>
                <text:p text:style-name="P18">Self-consumption day / night (silent mode).</text:p>
              </text:list-item>
              <text:list-item>
                <text:p text:style-name="P18">Must include all necessary data cables and temperature sensing and battery current measurement.</text:p>
              </text:list-item>
              <text:list-item>
                <text:p text:style-name="P18">Protection Degree IP65</text:p>
              </text:list-item>
              <text:list-item>
                <text:p text:style-name="P18">Compatible control switch box (multi cluster).</text:p>
              </text:list-item>
              <text:list-item>
                <text:p text:style-name="P18">Certificates</text:p>
              </text:list-item>
              <text:list-item>
                <text:p text:style-name="P18">EC declaration of conformity( meaning of the EU directive) EN 61000-6-3:2007, EN 61000-6-4:2007, EN 61000-3-11:2000,En 61000-6-1:2007,EN 61000-61000-6-2:2005, EN 62109-1:2010,EN 62109-2:2011, compliance to IEC 61683</text:p>
              </text:list-item>
            </text:list>
            <text:p text:style-name="P6"/>
            <text:p text:style-name="P3">Warranty : 10 Years</text:p>
            <text:p text:style-name="P3">Type: SMA or equivalent</text:p>
            <text:p text:style-name="P43"/>
          </table:table-cell>
          <table:covered-table-cell/>
        </table:table-row>
        <text:soft-page-break/>
        <table:table-row table:style-name="Table1.7">
          <table:table-cell table:style-name="Table1.A1" office:value-type="string">
            <text:p text:style-name="P42">5</text:p>
          </table:table-cell>
          <table:table-cell table:style-name="Table1.A1" table:number-columns-spanned="2" office:value-type="string">
            <text:p text:style-name="P33">Battery Bank</text:p>
            <text:p text:style-name="P33"/>
          </table:table-cell>
          <table:covered-table-cell/>
          <table:table-cell table:style-name="Table1.D1" table:number-columns-spanned="2" office:value-type="string">
            <text:list xml:id="list70834694197102" text:continue-list="list70836675612831" text:style-name="WW8Num16">
              <text:list-item>
                <text:p text:style-name="P37">Sealed construction valve regulated lead acid (VRLA) or AGM.</text:p>
              </text:list-item>
              <text:list-item>
                <text:p text:style-name="P37">The date of manufacturing not more than five months.</text:p>
              </text:list-item>
              <text:list-item>
                <text:p text:style-name="P37">Non-Spill able, Non-Gassing</text:p>
              </text:list-item>
              <text:list-item>
                <text:p text:style-name="P37">Designed Service Life 10 years</text:p>
              </text:list-item>
              <text:list-item>
                <text:p text:style-name="P37">High quality and reliability</text:p>
              </text:list-item>
              <text:list-item>
                <text:p text:style-name="P37">Stainless steel attachment bolts &amp; washers</text:p>
              </text:list-item>
              <text:list-item>
                <text:p text:style-name="P37">Heavy duty grids (plates)</text:p>
              </text:list-item>
              <text:list-item>
                <text:p text:style-name="P37">Designed for frequent cyclic discharge</text:p>
              </text:list-item>
              <text:list-item>
                <text:p text:style-name="P37">Low internal resistance</text:p>
              </text:list-item>
              <text:list-item>
                <text:p text:style-name="P37">Maintenance free operation</text:p>
              </text:list-item>
              <text:list-item>
                <text:p text:style-name="P37">High Charging Capabilities </text:p>
              </text:list-item>
              <text:list-item>
                <text:p text:style-name="P37">Safety valve installation for explosion proof</text:p>
              </text:list-item>
              <text:list-item>
                <text:p text:style-name="P37">Exceptional deep discharge recovery performance</text:p>
              </text:list-item>
              <text:list-item>
                <text:p text:style-name="P37">Low self-discharge characteristic (must be taken into account when sizing the battery bank)</text:p>
              </text:list-item>
              <text:list-item>
                <text:p text:style-name="P37">Specifications must include characteristics curves.</text:p>
              </text:list-item>
              <text:list-item>
                <text:p text:style-name="P36"><text:span text:style-name="T34">The cycle life at 25°C @ 100% DOD is not less than 1200 cycle. <text:s/></text:span></text:p>
              </text:list-item>
              <text:list-item>
                <text:p text:style-name="P37">Shelf Life (% of nominal capacity at (25°C)</text:p>
              </text:list-item>
              <text:list-item>
                <text:p text:style-name="P37">Case flame retardant.</text:p>
              </text:list-item>
              <text:list-item>
                <text:p text:style-name="P37">Certificates: DIN 40736-1, IEC</text:p>
              </text:list-item>
            </text:list>
            <text:p text:style-name="P38"/>
            <text:p text:style-name="P3">Warranty: 10 Years<text:line-break/>Type : Deka battery or equivalent</text:p>
            <text:p text:style-name="P39"/>
          </table:table-cell>
          <table:covered-table-cell/>
        </table:table-row>
        <table:table-row table:style-name="Table1.8">
          <table:table-cell table:style-name="Table1.A1" office:value-type="string">
            <text:p text:style-name="P42">6</text:p>
          </table:table-cell>
          <table:table-cell table:style-name="Table1.A1" table:number-columns-spanned="2" office:value-type="string">
            <text:p text:style-name="P33">PV Mounting Structure</text:p>
          </table:table-cell>
          <table:covered-table-cell/>
          <table:table-cell table:style-name="Table1.D1" table:number-columns-spanned="2" office:value-type="string">
            <text:p text:style-name="P46">The mounting structures for the PV panels should include the following:</text:p>
            <text:list xml:id="list70835291875158" text:continue-numbering="true" text:style-name="WW8Num16">
              <text:list-item>
                <text:p text:style-name="P37">The mounting structure uses 40X40X3 mm <text:s/>fix hot galvanized steel profile foundations</text:p>
              </text:list-item>
              <text:list-item>
                <text:p text:style-name="P37">The mounting system provides a fixed inclination of the modules from 30 degree to 32 degree.</text:p>
              </text:list-item>
              <text:list-item>
                <text:p text:style-name="P37">The mounting structure components are bonded together to guarantee potential equalization.</text:p>
              </text:list-item>
              <text:list-item>
                <text:p text:style-name="P37">The mounting structure is earthed according to internationally accepted standards.</text:p>
              </text:list-item>
              <text:list-item>
                <text:p text:style-name="P37">Bidder can prove that the mounting structures and the foundations thereof are structurally suitable to withstand all static loads (weight of modules, wind loads etc) that might occur according to the Site conditions.</text:p>
              </text:list-item>
              <text:list-item>
                <text:p text:style-name="P37">The mounting structure uses standardized profiles and mounting</text:p>
              </text:list-item>
              <text:list-item>
                <text:p text:style-name="P37">clamps for mounting the selected PV modules</text:p>
              </text:list-item>
              <text:list-item>
                <text:p text:style-name="P37">The contractor should provide shop drawing to the mounting structure of the PV before start the work.</text:p>
              </text:list-item>
            </text:list>
            <text:p text:style-name="P8"/>
          </table:table-cell>
          <table:covered-table-cell/>
        </table:table-row>
        <text:soft-page-break/>
        <table:table-row table:style-name="Table1.9">
          <table:table-cell table:style-name="Table1.A1" office:value-type="string">
            <text:p text:style-name="P42">7</text:p>
          </table:table-cell>
          <table:table-cell table:style-name="Table1.A1" table:number-columns-spanned="2" office:value-type="string">
            <text:p text:style-name="P33">Battery Mounting Structure</text:p>
          </table:table-cell>
          <table:covered-table-cell/>
          <table:table-cell table:style-name="Table1.D1" table:number-columns-spanned="2" office:value-type="string">
            <text:p text:style-name="P46">The mounting structures for the Battery Bank should include the following:</text:p>
            <text:p text:style-name="P46"/>
            <text:list xml:id="list70836613281288" text:continue-numbering="true" text:style-name="WW8Num16">
              <text:list-item>
                <text:p text:style-name="P37">The mounting structure should use 40X40X4 mm hot galvanized steel profile dimensions of the batteries and site <text:s/></text:p>
              </text:list-item>
              <text:list-item>
                <text:p text:style-name="P37">Bidder should prove that the mounting structures and the foundations thereof are structurally suitable to withstand all static loads that might occur according to the Site conditions. <text:s/></text:p>
              </text:list-item>
              <text:list-item>
                <text:p text:style-name="P37">Galvanized steel bars, plates and angles, the fixation accessories, should be painted with one primer coat &amp; two coats of oil paint.</text:p>
              </text:list-item>
              <text:list-item>
                <text:p text:style-name="P37">Batteries must be fixed in their positions according to standard</text:p>
              </text:list-item>
              <text:list-item>
                <text:p text:style-name="P37">Battery should be easy access to periodic maintenance. </text:p>
              </text:list-item>
              <text:list-item>
                <text:p text:style-name="P37">The contractor should provide shop drawing to the mounting structure of the Battery Bank before start the work.</text:p>
              </text:list-item>
            </text:list>
            <text:p text:style-name="P46"/>
          </table:table-cell>
          <table:covered-table-cell/>
        </table:table-row>
        <table:table-row table:style-name="Table1.10">
          <table:table-cell table:style-name="Table1.A1" office:value-type="string">
            <text:p text:style-name="P42">8</text:p>
          </table:table-cell>
          <table:table-cell table:style-name="Table1.A1" table:number-columns-spanned="2" office:value-type="string">
            <text:p text:style-name="P33">Battery Fuse Box</text:p>
          </table:table-cell>
          <table:covered-table-cell/>
          <table:table-cell table:style-name="Table1.D1" table:number-columns-spanned="2" office:value-type="string">
            <text:p text:style-name="P12"/>
            <text:list xml:id="list70835186284768" text:continue-numbering="true" text:style-name="WW8Num16">
              <text:list-item>
                <text:p text:style-name="P37">Nominal voltage: 12/24/48 volt DC</text:p>
              </text:list-item>
              <text:list-item>
                <text:p text:style-name="P37">Nominal current depending on the fuse plug: 125/200/250A</text:p>
              </text:list-item>
              <text:list-item>
                <text:p text:style-name="P37">Fuse Type: NH01</text:p>
              </text:list-item>
              <text:list-item>
                <text:p text:style-name="P37">Bracket : Load Disconnecting Switch</text:p>
              </text:list-item>
              <text:list-item>
                <text:p text:style-name="P37">Fuse number: 6</text:p>
              </text:list-item>
              <text:list-item>
                <text:p text:style-name="P37">Protection Degree IP65</text:p>
              </text:list-item>
              <text:list-item>
                <text:p text:style-name="P37">Max cross section of the DC cable: 2x70 mm2 / 4x35 mm2</text:p>
              </text:list-item>
              <text:list-item>
                <text:p text:style-name="P37">Mounting: Wall mounting</text:p>
              </text:list-item>
              <text:list-item>
                <text:p text:style-name="P37">Ambient temperature: -20C …+60C</text:p>
              </text:list-item>
              <text:list-item>
                <text:p text:style-name="P37">No. of battery inlets: 6</text:p>
              </text:list-item>
              <text:list-item>
                <text:p text:style-name="P37">No. of connected battery inverters: 3</text:p>
              </text:list-item>
              <text:list-item>
                <text:p text:style-name="P37">EC Declaration of Conformity. DIN EN 50272-2, DIN EN 60529 and DIN EN 50178</text:p>
              </text:list-item>
              <text:list-item>
                <text:p text:style-name="P37">Width x Height x Depth : 500 x 375 x 255 mm</text:p>
              </text:list-item>
            </text:list>
            <text:p text:style-name="P44"/>
            <text:p text:style-name="P14"/>
            <text:p text:style-name="P3">Warranty: 3 Years<text:line-break/>Type : SMA Bat fuse-B.03 or equivalent</text:p>
            <text:p text:style-name="P11"/>
          </table:table-cell>
          <table:covered-table-cell/>
        </table:table-row>
        <text:soft-page-break/>
        <table:table-row table:style-name="Table1.11">
          <table:table-cell table:style-name="Table1.A1" office:value-type="string">
            <text:p text:style-name="P42">9</text:p>
          </table:table-cell>
          <table:table-cell table:style-name="Table1.A1" table:number-columns-spanned="2" office:value-type="string">
            <text:p text:style-name="P33">DC Junction Box</text:p>
            <text:p text:style-name="P33">(Combiner)</text:p>
          </table:table-cell>
          <table:covered-table-cell/>
          <table:table-cell table:style-name="Table1.D1" table:number-columns-spanned="2" office:value-type="string">
            <text:p text:style-name="P49"/>
            <text:list xml:id="list3871687876607442261" text:style-name="WW8Num6">
              <text:list-item>
                <text:p text:style-name="P54">Maximum input voltage 1000Vdc</text:p>
              </text:list-item>
              <text:list-item>
                <text:p text:style-name="P54">Protection Degree IP65</text:p>
              </text:list-item>
              <text:list-item>
                <text:p text:style-name="P54">Minimum continuous current 50A</text:p>
              </text:list-item>
              <text:list-item>
                <text:p text:style-name="P54">Price includes supply, install and test.</text:p>
              </text:list-item>
            </text:list>
            <text:p text:style-name="P53"/>
            <text:p text:style-name="P3">Warranty :2Years</text:p>
            <text:p text:style-name="P3">Type: SMA <text:s/>or equivalent</text:p>
            <text:p text:style-name="P50"/>
          </table:table-cell>
          <table:covered-table-cell/>
        </table:table-row>
        <table:table-row table:style-name="Table1.12">
          <table:table-cell table:style-name="Table1.A1" office:value-type="string">
            <text:p text:style-name="P42">10</text:p>
          </table:table-cell>
          <table:table-cell table:style-name="Table1.A1" table:number-columns-spanned="2" office:value-type="string">
            <text:p text:style-name="P34">REMOTE CONTROL</text:p>
          </table:table-cell>
          <table:covered-table-cell/>
          <table:table-cell table:style-name="Table1.D1" table:number-columns-spanned="2" office:value-type="string">
            <text:p text:style-name="P10"/>
            <text:list xml:id="list5337376063792172019" text:style-name="WW8Num21">
              <text:list-item>
                <text:p text:style-name="P64">Display 4 x 20 characters</text:p>
              </text:list-item>
              <text:list-item>
                <text:p text:style-name="P65">Operation <text:s/>Rotary push button</text:p>
              </text:list-item>
              <text:list-item>
                <text:p text:style-name="P65">DC supply voltage 12 V</text:p>
              </text:list-item>
              <text:list-item>
                <text:p text:style-name="P65">Nominal current 200 mA</text:p>
              </text:list-item>
              <text:list-item>
                <text:p text:style-name="P65">Data storage and service SD/MMC card with 128 MB/1 GB</text:p>
              </text:list-item>
              <text:list-item>
                <text:p text:style-name="P65">Communication RS485</text:p>
              </text:list-item>
              <text:list-item>
                <text:p text:style-name="P65">Data cable CAT5e-FTP patch cable (2 x RJ45 plug)</text:p>
              </text:list-item>
              <text:list-item>
                <text:p text:style-name="P66">Max. Cable length 20 m.</text:p>
              </text:list-item>
            </text:list>
            <text:p text:style-name="P16"><text:span text:style-name="T13">Warranty: 3 Years</text:span><text:span text:style-name="T15"><text:line-break/>Type : SMA /</text:span><text:span text:style-name="T16">SRC-20</text:span><text:span text:style-name="T15"> <text:s/>or equivalent</text:span></text:p>
          </table:table-cell>
          <table:covered-table-cell/>
        </table:table-row>
        <text:soft-page-break/>
        <table:table-row table:style-name="Table1.13">
          <table:table-cell table:style-name="Table1.A1" office:value-type="string">
            <text:p text:style-name="P41">11</text:p>
          </table:table-cell>
          <table:table-cell table:style-name="Table1.A1" table:number-columns-spanned="2" office:value-type="string">
            <text:p text:style-name="P34">DC and PV Cables</text:p>
          </table:table-cell>
          <table:covered-table-cell/>
          <table:table-cell table:style-name="Table1.D1" table:number-columns-spanned="2" office:value-type="string">
            <text:p text:style-name="P45">PV, DC wires and Cables:</text:p>
            <text:list xml:id="list70835100105621" text:continue-list="list70835186284768" text:style-name="WW8Num16">
              <text:list-item>
                <text:p text:style-name="P37">All PV, DC cables and wires are designed to withstand the demanding environmental conditions that arise in any fixed, mobile, roof or architecturally integrated photovoltaic installation, all should be according to the following specifications:</text:p>
              </text:list-item>
              <text:list-item>
                <text:p text:style-name="P37">Solar guarantees the maximum efficiency in the energy transmission throughout the full service life of your installation.</text:p>
              </text:list-item>
              <text:list-item>
                <text:p text:style-name="P37">Conductor: tinned copper flexible Class 5.</text:p>
              </text:list-item>
              <text:list-item>
                <text:p text:style-name="P37">Insulation: halogen-free cross-linked elastomer</text:p>
              </text:list-item>
              <text:list-item>
                <text:p text:style-name="P37">Jacket: halogen-free cross-linked elastomer</text:p>
              </text:list-item>
              <text:list-item>
                <text:p text:style-name="P37">Standards: TÜV 2 Pfg 1169/08.2007 , UTE C 32-502</text:p>
              </text:list-item>
              <text:list-item>
                <text:p text:style-name="P37">Voltage: 1.8 kV DC - 0.6/1 kV AC</text:p>
              </text:list-item>
              <text:list-item>
                <text:p text:style-name="P37">The DC cables must be sized such that the voltage drop between the PV array and the inverter is less than 3% of the total PV array DC voltage.</text:p>
              </text:list-item>
              <text:list-item>
                <text:p text:style-name="P37">Handle 1, 3 times the source short-circuit current (PV modules) for the string wires.</text:p>
              </text:list-item>
              <text:list-item>
                <text:p text:style-name="P37">Cable tray must be installed for DC cables minimum 10*10 cm tray</text:p>
              </text:list-item>
              <text:list-item>
                <text:p text:style-name="P37">Maximum conductor temperature 120º C (1) IEC 60216</text:p>
              </text:list-item>
              <text:list-item>
                <text:p text:style-name="P37">Resistance to extreme temperatures Minimum: -40°C IEC 60811-504, -505, -506</text:p>
              </text:list-item>
              <text:list-item>
                <text:p text:style-name="P37">Resistance to ultraviolet radiation (UV) UL 1581</text:p>
              </text:list-item>
              <text:list-item>
                <text:p text:style-name="P37">Resistance to ozone IEC 60811-403</text:p>
              </text:list-item>
              <text:list-item>
                <text:p text:style-name="P37">Resistance to water absorption IEC 60811-402</text:p>
              </text:list-item>
              <text:list-item>
                <text:p text:style-name="P37">The sizes of Dc cables must be two colures and sized in accordance with the installation requirements applicable on site as follow: (4-6 mm2 for connection pv panels together, 25-35 mm2 for connection from battery inverter to battery bank, 70 mm2 for connection from battery bank to battery fuse box).</text:p>
              </text:list-item>
            </text:list>
            <text:p text:style-name="P44"/>
            <text:p text:style-name="P24"><text:span text:style-name="T13">Warranty: 3 Years</text:span><text:span text:style-name="T15"><text:line-break/>Type : EXZHELLENT <text:s/>SOLAR or equivalent</text:span></text:p>
          </table:table-cell>
          <table:covered-table-cell/>
        </table:table-row>
        <text:soft-page-break/>
        <table:table-row table:style-name="Table1.14">
          <table:table-cell table:style-name="Table1.A1" office:value-type="string">
            <text:p text:style-name="P40"><text:span text:style-name="T10">12</text:span></text:p>
          </table:table-cell>
          <table:table-cell table:style-name="Table1.A1" table:number-columns-spanned="2" office:value-type="string">
            <text:p text:style-name="P33">3-Phase Digital <text:s text:c="9"/>Meter <text:s text:c="9"/>(KWH meter)</text:p>
          </table:table-cell>
          <table:covered-table-cell/>
          <table:table-cell table:style-name="Table1.D1" table:number-columns-spanned="2" office:value-type="string">
            <text:p text:style-name="P13"/>
            <text:list xml:id="list70836463663729" text:continue-list="list5337376063792172019" text:style-name="WW8Num21">
              <text:list-item>
                <text:p text:style-name="P64">Voltage Input: <text:s/>230 VAC ± 15% per phase.</text:p>
              </text:list-item>
              <text:list-item>
                <text:p text:style-name="P65">Current Input: <text:s/>/ 5 A,/1 A (optional</text:p>
              </text:list-item>
              <text:list-item>
                <text:p text:style-name="P65">Low Current: <text:s/>1% (50mA).</text:p>
              </text:list-item>
              <text:list-item>
                <text:p text:style-name="P65">Price includes supply, install and test.</text:p>
              </text:list-item>
              <text:list-item>
                <text:p text:style-name="P66">The kWh meter has a S0 digital interface for monitoring by the Remote Monitoring System</text:p>
              </text:list-item>
            </text:list>
            <text:p text:style-name="P67"/>
            <text:p text:style-name="P68">Warranty : 2 Years</text:p>
            <text:p text:style-name="P51">Type : <text:s/>Iskra or equivalent</text:p>
            <text:p text:style-name="P15"/>
          </table:table-cell>
          <table:covered-table-cell/>
        </table:table-row>
        <table:table-row table:style-name="Table1.15">
          <table:table-cell table:style-name="Table1.A1" table:number-columns-spanned="2" office:value-type="string">
            <text:p text:style-name="P40"><text:span text:style-name="T10">13</text:span></text:p>
          </table:table-cell>
          <table:covered-table-cell/>
          <table:table-cell table:style-name="Table1.A1" office:value-type="string">
            <text:p text:style-name="P35">Sunny WEBBOX</text:p>
          </table:table-cell>
          <table:table-cell table:style-name="Table1.A1" office:value-type="string">
            <text:p text:style-name="P69">Sunny WEBBOX <text:line-break/></text:p>
            <text:list xml:id="list70835521430163" text:continue-numbering="true" text:style-name="WW8Num21">
              <text:list-item>
                <text:p text:style-name="P63"><text:span text:style-name="T34">Compatible with the inverter</text:span><text:span text:style-name="T28">.</text:span></text:p>
              </text:list-item>
              <text:list-item>
                <text:p text:style-name="P66">Bluetooth® Wireless Technology</text:p>
              </text:list-item>
            </text:list>
            <text:h text:style-name="P56" text:outline-level="2"/>
            <text:p text:style-name="P68">Warranty: 2 Years<text:line-break/>Type : <text:s/>SUNNY WEBBOX <text:s/>with Bluetooth® Wireless Technology <text:s/>or equivalent</text:p>
            <text:p text:style-name="P25"/>
          </table:table-cell>
          <table:table-cell table:style-name="Table1.E15" office:value-type="string">
            <text:p text:style-name="P57"/>
          </table:table-cell>
        </table:table-row>
      </table:table>
      <text:p text:style-name="P5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MAFuturaGlobal-DemiBold" svg:font-family="SMAFuturaGlobal-DemiBold, 'MS Mincho'"/>
    <style:font-face style:name="SMAFuturaGlobal-Regular" svg:font-family="SMAFuturaGlobal-Regular, 'MS Mincho'"/>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3209in" fo:margin-right="0in" fo:text-indent="-0.25in" style:auto-text-indent="false"/>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2" style:class="text">
      <style:paragraph-properties fo:margin-left="2.4484in" fo:margin-right="0in" fo:margin-top="0.0484in" fo:margin-bottom="0in" loext:contextual-spacing="false" fo:text-indent="0in" style:auto-text-indent="false"/>
      <style:text-properties style:font-name="Arial" fo:font-family="Arial" style:font-family-generic="swiss" style:font-pitch="variable" fo:font-size="10.5pt" fo:font-weight="bold" style:font-name-asian="Arial" style:font-family-asian="Arial" style:font-family-generic-asian="swiss" style:font-pitch-asian="variable" style:font-size-asian="10.5pt" style:font-weight-asian="bold" style:font-name-complex="Arial" style:font-family-complex="Arial" style:font-family-generic-complex="swiss" style:font-pitch-complex="variable" style:font-size-complex="10.5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orphans="2" fo:widows="2" fo:keep-with-next="always"/>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language="none" fo:country="non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z1"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3z1" style:family="text"/>
    <style:style style:name="WW8Num4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4z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7z1" style:family="text"/>
    <style:style style:name="WW8Num8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8z1" style:family="text"/>
    <style:style style:name="WW8Num9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text-scale="92%"/>
    </style:style>
    <style:style style:name="WW8Num10z1" style:family="text"/>
    <style:style style:name="WW8Num11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1z1" style:family="text"/>
    <style:style style:name="WW8Num12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2z1" style:family="text"/>
    <style:style style:name="WW8Num13z0"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text-scale="85%"/>
    </style:style>
    <style:style style:name="WW8Num13z1"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5z1" style:family="text"/>
    <style:style style:name="WW8Num1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text-scale="92%"/>
    </style:style>
    <style:style style:name="WW8Num17z1" style:family="text"/>
    <style:style style:name="WW8Num18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8z1" style:family="text"/>
    <style:style style:name="WW8Num19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19z1" style:family="text"/>
    <style:style style:name="WW8Num20z0"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text-scale="85%"/>
    </style:style>
    <style:style style:name="WW8Num20z1" style:family="text"/>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fo:font-size="10.5pt" style:font-name-asian="Symbol" style:font-family-asian="Symbol" style:font-family-generic-asian="roman" style:font-pitch-asian="variable" style:font-size-asian="10.5pt" style:font-name-complex="Symbol" style:font-family-complex="Symbol" style:font-family-generic-complex="roman" style:font-pitch-complex="variable" style:font-size-complex="10.5pt" style:text-scale="99%"/>
    </style:style>
    <style:style style:name="WW8Num22z1"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apple-converted-space" style:family="text"/>
    <style:style style:name="Heading_20_3_20_Char" style:display-name="Heading 3 Char" style:family="tex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1252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1252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0756in"/>
        </style:list-level-properties>
        <style:text-properties style:font-name="Arial"/>
      </text:list-level-style-bullet>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a" style:num-letter-sync="true">
        <style:list-level-properties text:list-level-position-and-space-mode="label-alignment">
          <style:list-level-label-alignment text:label-followed-by="listtab" fo:text-indent="-0.5in"/>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0756in"/>
        </style:list-level-properties>
        <style:text-properties style:font-name="Arial"/>
      </text:list-level-style-bullet>
      <text:list-level-style-bullet text:level="2"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suffix=")" style:num-format="a" style:num-letter-sync="true">
        <style:list-level-properties text:list-level-position-and-space-mode="label-alignment">
          <style:list-level-label-alignment text:label-followed-by="listtab" fo:text-indent="-0.25in"/>
        </style:list-level-properties>
      </text:list-level-style-number>
      <text:list-level-style-bullet text:level="2"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1126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0193in" fo:text-indent="0in" style:auto-text-indent="false"/>
      <style:text-properties fo:letter-spacing="-0.0028in" fo:language="en" fo:country="GB" fo:font-weight="bold" style:font-weight-asian="bold" style:font-weight-complex="bold"/>
    </style:style>
    <style:style style:name="MP2" style:family="paragraph" style:parent-style-name="Header">
      <style:paragraph-properties fo:margin-left="0in" fo:margin-right="0.0193in" fo:text-indent="0in" style:auto-text-indent="false"/>
      <style:text-properties fo:letter-spacing="-0.0028in" fo:language="en" fo:country="GB"/>
    </style:style>
    <style:style style:name="MP3" style:family="paragraph" style:parent-style-name="Heading_20_3">
      <style:paragraph-properties fo:margin-top="0in" fo:margin-bottom="0in" loext:contextual-spacing="false"/>
    </style:style>
    <style:style style:name="MP4" style:family="paragraph" style:parent-style-name="Footer">
      <style:paragraph-properties fo:text-align="end" style:justify-single-word="false"/>
    </style:style>
    <style:style style:name="MP5" style:family="paragraph" style:parent-style-name="Standard">
      <style:paragraph-properties fo:line-height="0.139in"/>
      <style:text-properties fo:font-size="10pt" style:font-size-asian="10pt" style:font-size-complex="10pt"/>
    </style:style>
    <style:style style:name="Mfr1" style:family="graphic" style:parent-style-name="Frame">
      <style:graphic-properties fo:margin-left="0.1256in" fo:margin-right="0.1256in" style:wrap="parallel" style:number-wrapped-paragraphs="no-limit" style:vertical-pos="from-top" style:vertical-rel="page" style:horizontal-pos="from-left" style:horizontal-rel="paragraph" fo:padding-left="0.1008in" fo:padding-right="0.1008in" fo:padding-top="0.0508in" fo:padding-bottom="0.0508in" fo:border="none"/>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736in" fo:margin-bottom="0.4693in" fo:margin-left="0.8752in" fo:margin-right="0.9445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709in" fo:margin-bottom="1.4319in" style:dynamic-spacing="true"/>
      </style:header-style>
      <style:footer-style>
        <style:header-footer-properties fo:min-height="0.128in" fo:margin-top="0.089in" style:dynamic-spacing="true"/>
      </style:footer-style>
    </style:page-layout>
  </office:automatic-styles>
  <office:master-styles>
    <style:master-page style:name="Standard" style:page-layout-name="Mpm1">
      <style:header>
        <text:p text:style-name="MP1"><draw:frame draw:style-name="Mfr1" draw:name="Frame1" text:anchor-type="char" svg:x="5.5602in" svg:y="0.211in" draw:z-index="9"><draw:text-box fo:min-height="0in" fo:min-width="0in"><text:p text:style-name="Standard"><draw:frame draw:style-name="Mfr2" draw:name="Image1" text:anchor-type="as-char" svg:width="1.0819in" svg:height="1.7598in" draw:z-index="19"><draw:image xlink:href="Pictures/10000000000000BA0000016285EBE45321F3BD00.png" xlink:type="simple" xlink:show="embed" xlink:actuate="onLoad"/></draw:frame></text:p></draw:text-box></draw:frame>United Nations Development Programme</text:p>
        <text:p text:style-name="MP2">Programme of Assistance to the Palestinian People</text:p>
        <text:h text:style-name="MP3" text:outline-level="3">برنامج الأمم المتحدة الإنمائي/ برنامج مساعدة الشعب الفلسطيني</text:h>
        <text:p text:style-name="Header"/>
        <text:p text:style-name="Header"/>
        <text:p text:style-name="Header"/>
        <text:p text:style-name="Header"/>
        <text:p text:style-name="Header"/>
      </style:header>
      <style:footer>
        <text:p text:style-name="MP4">1</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crosoft Word - RFQ-2012-383-SupportPalSolarInitiative</dc:title>
    <meta:initial-creator>nurjihan.riyad</meta:initial-creator>
    <meta:creation-date>2015-09-03T15:02:00</meta:creation-date>
    <dc:creator>alaa shalaby</dc:creator>
    <dc:date>2015-09-03T15:02:00</dc:date>
    <meta:print-date>2015-04-22T09:04:00</meta:print-date>
    <meta:editing-cycles>2</meta:editing-cycles>
    <meta:document-statistic meta:table-count="1" meta:image-count="1" meta:object-count="0" meta:page-count="10" meta:paragraph-count="283" meta:word-count="2077" meta:character-count="11729" meta:non-whitespace-character-count="10041"/>
    <meta:generator>LibreOffice/5.0.2.2$Linux_x86 LibreOffice_project/00m0$Build-2</meta:generator>
    <meta:user-defined meta:name="Created" meta:value-type="date">2012-10-08T02:00:00</meta:user-defined>
    <meta:user-defined meta:name="LastSaved" meta:value-type="date">2013-01-22T02:00:00</meta:user-defined>
  </office:meta>
</office:document-meta>
</file>